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83cm"/>
    </style:style>
    <style:style style:name="co7" style:family="table-column">
      <style:table-column-properties fo:break-before="auto" style:column-width="8.74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39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1.12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3"/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2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6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Normal">
      <style:table-cell-properties style:cell-protect="none" style:print-content="true" fo:border="0.99pt solid #000000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Normal">
      <style:table-cell-properties style:cell-protect="none" style:print-content="tru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Normal" style:data-style-name="N3">
      <style:table-cell-properties style:cell-protect="none" style:print-content="true"/>
    </style:style>
    <style:style style:name="ce36" style:family="table-cell" style:parent-style-name="Normal" style:data-style-name="N3">
      <style:table-cell-properties style:cell-protect="none" style:print-content="true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Normal" style:data-style-name="N109">
      <style:table-cell-properties style:cell-protect="none" style:print-content="true"/>
    </style:style>
    <style:style style:name="ce38" style:family="table-cell" style:parent-style-name="Normal" style:data-style-name="N109">
      <style:table-cell-properties style:cell-protect="none" style:print-content="true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Normal" style:data-style-name="N4">
      <style:table-cell-properties style:cell-protect="none" style:print-content="true"/>
    </style:style>
    <style:style style:name="ce40" style:family="table-cell" style:parent-style-name="Normal" style:data-style-name="N4">
      <style:table-cell-properties style:cell-protect="none" style:print-content="tru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43" style:family="table-cell" style:parent-style-name="Default" style:data-style-name="N11"/>
    <style:style style:name="ce44" style:family="table-cell" style:parent-style-name="Pivot_20_Table_20_Corner" style:data-style-name="N11">
      <style:table-cell-properties fo:border-bottom="0.99pt solid #000000" fo:border-left="none" fo:border-right="none" fo:border-top="2.01pt solid #000000"/>
    </style:style>
    <style:style style:name="ce45" style:family="table-cell" style:parent-style-name="Pivot_20_Table_20_Category" style:data-style-name="N11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48" style:family="table-cell" style:parent-style-name="Normal" style:data-style-name="N11">
      <style:table-cell-properties style:cell-protect="none" style:print-content="true" fo:border="0.99pt solid #000000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Normal" style:data-style-name="N11">
      <style:table-cell-properties style:cell-protect="none" style:print-content="true"/>
    </style:style>
    <style:style style:name="ce50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51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table table:name="verti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90153" calcext:value-type="float">
            <text:p>2 790 153</text:p>
          </table:table-cell>
          <table:table-cell table:formula="of:=[.C2]+[.D2]" office:value-type="float" office:value="2790153" calcext:value-type="float">
            <text:p>2 790 153</text:p>
          </table:table-cell>
          <table:table-cell table:formula="of:=VLOOKUP([.A2];[publishers.B$2:.E$17];2;0)" office:value-type="string" office:string-value="GumGumNative" calcext:value-type="string">
            <text:p>GumGumNative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115" calcext:value-type="float">
            <text:p>29 115</text:p>
          </table:table-cell>
          <table:table-cell table:formula="of:=[.C3]+[.D3]" office:value-type="float" office:value="29115" calcext:value-type="float">
            <text:p>29 115</text:p>
          </table:table-cell>
          <table:table-cell table:formula="of:=VLOOKUP([.A3];[publishers.B$2:.E$17];2;0)" office:value-type="string" office:string-value="My6Sense" calcext:value-type="string">
            <text:p>My6Sense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[.C4]+[.D4]" office:value-type="float" office:value="216" calcext:value-type="float">
            <text:p>216</text:p>
          </table:table-cell>
          <table:table-cell table:formula="of:=VLOOKUP([.A4];[publishers.B$2:.E$17];2;0)" office:value-type="string" office:string-value="NativeAds" calcext:value-type="string">
            <text:p>NativeAd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 737</text:p>
          </table:table-cell>
          <table:table-cell table:formula="of:=[.C5]+[.D5]" office:value-type="float" office:value="1737" calcext:value-type="float">
            <text:p>1 737</text:p>
          </table:table-cell>
          <table:table-cell table:formula="of:=VLOOKUP([.A5];[publishers.B$2:.E$17];2;0)" office:value-type="string" office:string-value="RTS-Connatix" calcext:value-type="string">
            <text:p>RTS-Connatix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+[.D6]" office:value-type="float" office:value="1" calcext:value-type="float">
            <text:p>1</text:p>
          </table:table-cell>
          <table:table-cell table:formula="of:=VLOOKUP([.A6];[publishers.B$2:.E$17];2;0)" office:value-type="string" office:string-value="PowerLinks(London)" calcext:value-type="string">
            <text:p>PowerLinks(London)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8" calcext:value-type="float">
            <text:p>8</text:p>
          </table:table-cell>
          <table:table-cell office:value-type="float" office:value="3520" calcext:value-type="float">
            <text:p>3 520</text:p>
          </table:table-cell>
          <table:table-cell office:value-type="float" office:value="0" calcext:value-type="float">
            <text:p>0</text:p>
          </table:table-cell>
          <table:table-cell table:formula="of:=[.C7]+[.D7]" office:value-type="float" office:value="3520" calcext:value-type="float">
            <text:p>3 520</text:p>
          </table:table-cell>
          <table:table-cell table:formula="of:=VLOOKUP([.A7];[publishers.B$2:.E$17];2;0)" office:value-type="string" office:string-value="My6Sense" calcext:value-type="string">
            <text:p>My6Sense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]+[.D8]" office:value-type="float" office:value="5" calcext:value-type="float">
            <text:p>5</text:p>
          </table:table-cell>
          <table:table-cell table:formula="of:=VLOOKUP([.A8];[publishers.B$2:.E$17];2;0)" office:value-type="string" office:string-value="NativeAds" calcext:value-type="string">
            <text:p>NativeAds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159491" calcext:value-type="float">
            <text:p>30 159 491</text:p>
          </table:table-cell>
          <table:table-cell table:formula="of:=[.C9]+[.D9]" office:value-type="float" office:value="30159491" calcext:value-type="float">
            <text:p>30 159 491</text:p>
          </table:table-cell>
          <table:table-cell table:formula="of:=VLOOKUP([.A9];[publishers.B$2:.E$17];2;0)" office:value-type="string" office:string-value="PubNative" calcext:value-type="string">
            <text:p>PubNative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7792" calcext:value-type="float">
            <text:p>787 792</text:p>
          </table:table-cell>
          <table:table-cell table:formula="of:=[.C10]+[.D10]" office:value-type="float" office:value="787792" calcext:value-type="float">
            <text:p>787 792</text:p>
          </table:table-cell>
          <table:table-cell table:formula="of:=VLOOKUP([.A10];[publishers.B$2:.E$17];2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]+[.D11]" office:value-type="float" office:value="8" calcext:value-type="float">
            <text:p>8</text:p>
          </table:table-cell>
          <table:table-cell table:formula="of:=VLOOKUP([.A11];[publishers.B$2:.E$17];2;0)" office:value-type="string" office:string-value="DistroScale" calcext:value-type="string">
            <text:p>DistroScale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12]+[.D12]" office:value-type="float" office:value="24" calcext:value-type="float">
            <text:p>24</text:p>
          </table:table-cell>
          <table:table-cell table:formula="of:=VLOOKUP([.A12];[publishers.B$2:.E$17];2;0)" office:value-type="string" office:string-value="RTS-Connatix" calcext:value-type="string">
            <text:p>RTS-Connatix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7826" calcext:value-type="float">
            <text:p>197 826</text:p>
          </table:table-cell>
          <table:table-cell table:formula="of:=[.C13]+[.D13]" office:value-type="float" office:value="197826" calcext:value-type="float">
            <text:p>197 826</text:p>
          </table:table-cell>
          <table:table-cell table:formula="of:=VLOOKUP([.A13];[publishers.B$2:.E$17];2;0)" office:value-type="string" office:string-value="GumGum" calcext:value-type="string">
            <text:p>GumGum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801" calcext:value-type="float">
            <text:p>115 801</text:p>
          </table:table-cell>
          <table:table-cell table:formula="of:=[.C14]+[.D14]" office:value-type="float" office:value="115801" calcext:value-type="float">
            <text:p>115 801</text:p>
          </table:table-cell>
          <table:table-cell table:formula="of:=VLOOKUP([.A14];[publishers.B$2:.E$17];2;0)" office:value-type="string" office:string-value="PowerLinks(London)" calcext:value-type="string">
            <text:p>PowerLinks(London)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80661" calcext:value-type="float">
            <text:p>4 780 661</text:p>
          </table:table-cell>
          <table:table-cell table:formula="of:=[.C15]+[.D15]" office:value-type="float" office:value="4780661" calcext:value-type="float">
            <text:p>4 780 661</text:p>
          </table:table-cell>
          <table:table-cell table:formula="of:=VLOOKUP([.A15];[publishers.B$2:.E$17];2;0)" office:value-type="string" office:string-value="My6Sense" calcext:value-type="string">
            <text:p>My6Sense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 563</text:p>
          </table:table-cell>
          <table:table-cell table:formula="of:=[.C16]+[.D16]" office:value-type="float" office:value="41563" calcext:value-type="float">
            <text:p>41 563</text:p>
          </table:table-cell>
          <table:table-cell table:formula="of:=VLOOKUP([.A16];[publishers.B$2:.E$17];2;0)" office:value-type="string" office:string-value="RTS-Adknowledge" calcext:value-type="string">
            <text:p>RTS-Adknowledge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[.C17]+[.D17]" office:value-type="float" office:value="358" calcext:value-type="float">
            <text:p>358</text:p>
          </table:table-cell>
          <table:table-cell table:formula="of:=VLOOKUP([.A17];[publishers.B$2:.E$17];2;0)" office:value-type="string" office:string-value="AdsNative" calcext:value-type="string">
            <text:p>AdsNative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092374" calcext:value-type="float">
            <text:p>32 092 374</text:p>
          </table:table-cell>
          <table:table-cell table:formula="of:=[.C18]+[.D18]" office:value-type="float" office:value="32092374" calcext:value-type="float">
            <text:p>32 092 374</text:p>
          </table:table-cell>
          <table:table-cell table:formula="of:=VLOOKUP([.A18];[publishers.B$2:.E$17];2;0)" office:value-type="string" office:string-value="PowerLinks(London)" calcext:value-type="string">
            <text:p>PowerLinks(London)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7724" calcext:value-type="float">
            <text:p>317 724</text:p>
          </table:table-cell>
          <table:table-cell table:formula="of:=[.C19]+[.D19]" office:value-type="float" office:value="317724" calcext:value-type="float">
            <text:p>317 724</text:p>
          </table:table-cell>
          <table:table-cell table:formula="of:=VLOOKUP([.A19];[publishers.B$2:.E$17];2;0)" office:value-type="string" office:string-value="TripleLift" calcext:value-type="string">
            <text:p>TripleLift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45839" calcext:value-type="float">
            <text:p>1 245 839</text:p>
          </table:table-cell>
          <table:table-cell table:formula="of:=[.C20]+[.D20]" office:value-type="float" office:value="1245839" calcext:value-type="float">
            <text:p>1 245 839</text:p>
          </table:table-cell>
          <table:table-cell table:formula="of:=VLOOKUP([.A20];[publishers.B$2:.E$17];2;0)" office:value-type="string" office:string-value="RTS-Adknowledge" calcext:value-type="string">
            <text:p>RTS-Adknowledge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21]+[.D21]" office:value-type="float" office:value="150" calcext:value-type="float">
            <text:p>150</text:p>
          </table:table-cell>
          <table:table-cell table:formula="of:=VLOOKUP([.A21];[publishers.B$2:.E$17];2;0)" office:value-type="string" office:string-value="PowerLinks(London)" calcext:value-type="string">
            <text:p>PowerLinks(London)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2]+[.D22]" office:value-type="float" office:value="96" calcext:value-type="float">
            <text:p>96</text:p>
          </table:table-cell>
          <table:table-cell table:formula="of:=VLOOKUP([.A22];[publishers.B$2:.E$17];2;0)" office:value-type="string" office:string-value="SmartyAds" calcext:value-type="string">
            <text:p>SmartyAd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317858" calcext:value-type="float">
            <text:p>29 317 858</text:p>
          </table:table-cell>
          <table:table-cell table:formula="of:=[.C23]+[.D23]" office:value-type="float" office:value="29317858" calcext:value-type="float">
            <text:p>29 317 858</text:p>
          </table:table-cell>
          <table:table-cell table:formula="of:=VLOOKUP([.A23];[publishers.B$2:.E$17];2;0)" office:value-type="string" office:string-value="AdsNative" calcext:value-type="string">
            <text:p>AdsNative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387505" calcext:value-type="float">
            <text:p>20 387 505</text:p>
          </table:table-cell>
          <table:table-cell table:formula="of:=[.C24]+[.D24]" office:value-type="float" office:value="20387505" calcext:value-type="float">
            <text:p>20 387 505</text:p>
          </table:table-cell>
          <table:table-cell table:formula="of:=VLOOKUP([.A24];[publishers.B$2:.E$17];2;0)" office:value-type="string" office:string-value="GumGum" calcext:value-type="string">
            <text:p>GumGum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 164</text:p>
          </table:table-cell>
          <table:table-cell table:formula="of:=[.C25]+[.D25]" office:value-type="float" office:value="5164" calcext:value-type="float">
            <text:p>5 164</text:p>
          </table:table-cell>
          <table:table-cell table:formula="of:=VLOOKUP([.A25];[publishers.B$2:.E$17];2;0)" office:value-type="string" office:string-value="GumGumNative" calcext:value-type="string">
            <text:p>GumGumNative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7633" calcext:value-type="float">
            <text:p>787 633</text:p>
          </table:table-cell>
          <table:table-cell table:formula="of:=[.C26]+[.D26]" office:value-type="float" office:value="787633" calcext:value-type="float">
            <text:p>787 633</text:p>
          </table:table-cell>
          <table:table-cell table:formula="of:=VLOOKUP([.A26];[publishers.B$2:.E$17];2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8" calcext:value-type="float">
            <text:p>8</text:p>
          </table:table-cell>
          <table:table-cell office:value-type="float" office:value="38864" calcext:value-type="float">
            <text:p>38 864</text:p>
          </table:table-cell>
          <table:table-cell office:value-type="float" office:value="0" calcext:value-type="float">
            <text:p>0</text:p>
          </table:table-cell>
          <table:table-cell table:formula="of:=[.C27]+[.D27]" office:value-type="float" office:value="38864" calcext:value-type="float">
            <text:p>38 864</text:p>
          </table:table-cell>
          <table:table-cell table:formula="of:=VLOOKUP([.A27];[publishers.B$2:.E$17];2;0)" office:value-type="string" office:string-value="GumGum" calcext:value-type="string">
            <text:p>GumGum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732" calcext:value-type="float">
            <text:p>117 732</text:p>
          </table:table-cell>
          <table:table-cell table:formula="of:=[.C28]+[.D28]" office:value-type="float" office:value="117732" calcext:value-type="float">
            <text:p>117 732</text:p>
          </table:table-cell>
          <table:table-cell table:formula="of:=VLOOKUP([.A28];[publishers.B$2:.E$17];2;0)" office:value-type="string" office:string-value="NativeAds" calcext:value-type="string">
            <text:p>NativeAd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 551</text:p>
          </table:table-cell>
          <table:table-cell office:value-type="float" office:value="0" calcext:value-type="float">
            <text:p>0</text:p>
          </table:table-cell>
          <table:table-cell table:formula="of:=[.C29]+[.D29]" office:value-type="float" office:value="1551" calcext:value-type="float">
            <text:p>1 551</text:p>
          </table:table-cell>
          <table:table-cell table:formula="of:=VLOOKUP([.A29];[publishers.B$2:.E$17];2;0)" office:value-type="string" office:string-value="RTS-Connatix" calcext:value-type="string">
            <text:p>RTS-Connatix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[.C30]+[.D30]" office:value-type="float" office:value="311" calcext:value-type="float">
            <text:p>311</text:p>
          </table:table-cell>
          <table:table-cell table:formula="of:=VLOOKUP([.A30];[publishers.B$2:.E$17];2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29056" calcext:value-type="float">
            <text:p>4 129 056</text:p>
          </table:table-cell>
          <table:table-cell table:formula="of:=[.C31]+[.D31]" office:value-type="float" office:value="4129056" calcext:value-type="float">
            <text:p>4 129 056</text:p>
          </table:table-cell>
          <table:table-cell table:formula="of:=VLOOKUP([.A31];[publishers.B$2:.E$17];2;0)" office:value-type="string" office:string-value="RTS-Connatix" calcext:value-type="string">
            <text:p>RTS-Connatix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441635" calcext:value-type="float">
            <text:p>4 441 635</text:p>
          </table:table-cell>
          <table:table-cell table:formula="of:=[.C32]+[.D32]" office:value-type="float" office:value="4441635" calcext:value-type="float">
            <text:p>4 441 635</text:p>
          </table:table-cell>
          <table:table-cell table:formula="of:=VLOOKUP([.A32];[publishers.B$2:.E$17];2;0)" office:value-type="string" office:string-value="DistroScale" calcext:value-type="string">
            <text:p>DistroScale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 586</text:p>
          </table:table-cell>
          <table:table-cell table:formula="of:=[.C33]+[.D33]" office:value-type="float" office:value="3586" calcext:value-type="float">
            <text:p>3 586</text:p>
          </table:table-cell>
          <table:table-cell table:formula="of:=VLOOKUP([.A33];[publishers.B$2:.E$17];2;0)" office:value-type="string" office:string-value="PubNative" calcext:value-type="string">
            <text:p>PubNative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+[.D34]" office:value-type="float" office:value="0" calcext:value-type="float">
            <text:p>0</text:p>
          </table:table-cell>
          <table:table-cell table:formula="of:=VLOOKUP([.A34];[publishers.B$2:.E$17];2;0)" office:value-type="string" office:string-value="RTS-Connatix" calcext:value-type="string">
            <text:p>RTS-Connatix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8" calcext:value-type="float">
            <text:p>8</text:p>
          </table:table-cell>
          <table:table-cell office:value-type="float" office:value="82058" calcext:value-type="float">
            <text:p>82 058</text:p>
          </table:table-cell>
          <table:table-cell office:value-type="float" office:value="0" calcext:value-type="float">
            <text:p>0</text:p>
          </table:table-cell>
          <table:table-cell table:formula="of:=[.C35]+[.D35]" office:value-type="float" office:value="82058" calcext:value-type="float">
            <text:p>82 058</text:p>
          </table:table-cell>
          <table:table-cell table:formula="of:=VLOOKUP([.A35];[publishers.B$2:.E$17];2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36]+[.D36]" office:value-type="float" office:value="124" calcext:value-type="float">
            <text:p>124</text:p>
          </table:table-cell>
          <table:table-cell table:formula="of:=VLOOKUP([.A36];[publishers.B$2:.E$17];2;0)" office:value-type="string" office:string-value="My6Sense" calcext:value-type="string">
            <text:p>My6Sense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1746" calcext:value-type="float">
            <text:p>861 746</text:p>
          </table:table-cell>
          <table:table-cell table:formula="of:=[.C37]+[.D37]" office:value-type="float" office:value="861746" calcext:value-type="float">
            <text:p>861 746</text:p>
          </table:table-cell>
          <table:table-cell table:formula="of:=VLOOKUP([.A37];[publishers.B$2:.E$17];2;0)" office:value-type="string" office:string-value="SmartyAds" calcext:value-type="string">
            <text:p>SmartyAd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56251" calcext:value-type="float">
            <text:p>4 856 251</text:p>
          </table:table-cell>
          <table:table-cell table:formula="of:=[.C38]+[.D38]" office:value-type="float" office:value="4856251" calcext:value-type="float">
            <text:p>4 856 251</text:p>
          </table:table-cell>
          <table:table-cell table:formula="of:=VLOOKUP([.A38];[publishers.B$2:.E$17];2;0)" office:value-type="string" office:string-value="AdsNative" calcext:value-type="string">
            <text:p>AdsNative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[.C39]+[.D39]" office:value-type="float" office:value="609" calcext:value-type="float">
            <text:p>609</text:p>
          </table:table-cell>
          <table:table-cell table:formula="of:=VLOOKUP([.A39];[publishers.B$2:.E$17];2;0)" office:value-type="string" office:string-value="PubNative" calcext:value-type="string">
            <text:p>PubNative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5116117" calcext:value-type="float">
            <text:p>95 116 117</text:p>
          </table:table-cell>
          <table:table-cell table:formula="of:=[.C40]+[.D40]" office:value-type="float" office:value="95116117" calcext:value-type="float">
            <text:p>95 116 117</text:p>
          </table:table-cell>
          <table:table-cell table:formula="of:=VLOOKUP([.A40];[publishers.B$2:.E$17];2;0)" office:value-type="string" office:string-value="ShareThrough" calcext:value-type="string">
            <text:p>ShareThrough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" calcext:value-type="float">
            <text:p>8</text:p>
          </table:table-cell>
          <table:table-cell office:value-type="float" office:value="296864" calcext:value-type="float">
            <text:p>296 864</text:p>
          </table:table-cell>
          <table:table-cell office:value-type="float" office:value="0" calcext:value-type="float">
            <text:p>0</text:p>
          </table:table-cell>
          <table:table-cell table:formula="of:=[.C41]+[.D41]" office:value-type="float" office:value="296864" calcext:value-type="float">
            <text:p>296 864</text:p>
          </table:table-cell>
          <table:table-cell table:formula="of:=VLOOKUP([.A41];[publishers.B$2:.E$17];2;0)" office:value-type="string" office:string-value="AdsNative" calcext:value-type="string">
            <text:p>AdsNative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42]+[.D42]" office:value-type="float" office:value="12" calcext:value-type="float">
            <text:p>12</text:p>
          </table:table-cell>
          <table:table-cell table:formula="of:=VLOOKUP([.A42];[publishers.B$2:.E$17];2;0)" office:value-type="string" office:string-value="DistroScale" calcext:value-type="string">
            <text:p>DistroScale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054456" calcext:value-type="float">
            <text:p>40 054 456</text:p>
          </table:table-cell>
          <table:table-cell table:formula="of:=[.C43]+[.D43]" office:value-type="float" office:value="40054456" calcext:value-type="float">
            <text:p>40 054 456</text:p>
          </table:table-cell>
          <table:table-cell table:formula="of:=VLOOKUP([.A43];[publishers.B$2:.E$17];2;0)" office:value-type="string" office:string-value="TripleLift" calcext:value-type="string">
            <text:p>TripleLift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 332</text:p>
          </table:table-cell>
          <table:table-cell table:formula="of:=[.C44]+[.D44]" office:value-type="float" office:value="1332" calcext:value-type="float">
            <text:p>1 332</text:p>
          </table:table-cell>
          <table:table-cell table:formula="of:=VLOOKUP([.A44];[publishers.B$2:.E$17];2;0)" office:value-type="string" office:string-value="SmartyAds" calcext:value-type="string">
            <text:p>SmartyAds</text:p>
          </table:table-cell>
        </table:table-row>
        <table:table-row table:style-name="ro1">
          <table:table-cell table:number-columns-repeated="2"/>
          <table:table-cell table:formula="of:=SUM([.C2:.C44])" office:value-type="float" office:value="424543" calcext:value-type="float">
            <text:p>424 543</text:p>
          </table:table-cell>
          <table:table-cell table:formula="of:=SUM([.D2:.D44])" office:value-type="float" office:value="272640375" calcext:value-type="float">
            <text:p>272 640 375</text:p>
          </table:table-cell>
          <table:table-cell table:number-columns-repeated="2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vertica_1" table:style-name="ta1">
        <table:table-column table:style-name="co5" table:default-cell-style-name="ce5"/>
        <table:table-column table:style-name="co5" table:default-cell-style-name="ce10"/>
        <table:table-column table:style-name="co5" table:default-cell-style-name="Pivot_20_Table_20_Value"/>
        <table:table-column table:style-name="co5" table:number-columns-repeated="2" table:default-cell-style-name="ce17"/>
        <table:table-column table:style-name="co5" table:default-cell-style-name="ce23"/>
        <table:table-column table:style-name="co5" table:default-cell-style-name="ce30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Sum - value</text:p>
          </table:table-cell>
          <table:table-cell table:style-name="ce7" office:value-type="string" calcext:value-type="string">
            <text:p>deflevelid</text:p>
          </table:table-cell>
          <table:table-cell table:style-name="ce14" table:number-columns-repeated="4"/>
          <table:table-cell table:style-name="ce2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9" calcext:value-type="float">
            <text:p>29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AdsNative</text:p>
          </table:table-cell>
          <table:table-cell table:style-name="ce9" office:value-type="float" office:value="296864" calcext:value-type="float">
            <text:p>296 864</text:p>
          </table:table-cell>
          <table:table-cell table:style-name="ce16"/>
          <table:table-cell table:style-name="ce20" office:value-type="float" office:value="29317858" calcext:value-type="float">
            <text:p>29 317 858</text:p>
          </table:table-cell>
          <table:table-cell table:style-name="ce20" office:value-type="float" office:value="4856251" calcext:value-type="float">
            <text:p>4 856 251</text:p>
          </table:table-cell>
          <table:table-cell table:style-name="ce22" office:value-type="float" office:value="358" calcext:value-type="float">
            <text:p>358</text:p>
          </table:table-cell>
          <table:table-cell table:style-name="ce29" office:value-type="float" office:value="34471331" calcext:value-type="float">
            <text:p>34 471 331</text:p>
          </table:table-cell>
        </table:table-row>
        <table:table-row table:style-name="ro1">
          <table:table-cell office:value-type="string" calcext:value-type="string">
            <text:p>DistroScal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41635" calcext:value-type="float">
            <text:p>4 441 6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41655" calcext:value-type="float">
            <text:p>4 441 655</text:p>
          </table:table-cell>
        </table:table-row>
        <table:table-row table:style-name="ro1">
          <table:table-cell office:value-type="string" calcext:value-type="string">
            <text:p>GumGum</text:p>
          </table:table-cell>
          <table:table-cell office:value-type="float" office:value="38864" calcext:value-type="float">
            <text:p>38 864</text:p>
          </table:table-cell>
          <table:table-cell/>
          <table:table-cell office:value-type="float" office:value="20387505" calcext:value-type="float">
            <text:p>20 387 505</text:p>
          </table:table-cell>
          <table:table-cell office:value-type="float" office:value="197826" calcext:value-type="float">
            <text:p>197 826</text:p>
          </table:table-cell>
          <table:table-cell/>
          <table:table-cell office:value-type="float" office:value="20624195" calcext:value-type="float">
            <text:p>20 624 195</text:p>
          </table:table-cell>
        </table:table-row>
        <table:table-row table:style-name="ro1">
          <table:table-cell office:value-type="string" calcext:value-type="string">
            <text:p>GumGumNative</text:p>
          </table:table-cell>
          <table:table-cell table:style-name="ce11"/>
          <table:table-cell/>
          <table:table-cell office:value-type="float" office:value="2790153" calcext:value-type="float">
            <text:p>2 790 153</text:p>
          </table:table-cell>
          <table:table-cell office:value-type="float" office:value="5164" calcext:value-type="float">
            <text:p>5 164</text:p>
          </table:table-cell>
          <table:table-cell/>
          <table:table-cell office:value-type="float" office:value="2795317" calcext:value-type="float">
            <text:p>2 795 317</text:p>
          </table:table-cell>
        </table:table-row>
        <table:table-row table:style-name="ro1">
          <table:table-cell office:value-type="string" calcext:value-type="string">
            <text:p>My6Sense</text:p>
          </table:table-cell>
          <table:table-cell office:value-type="float" office:value="3520" calcext:value-type="float">
            <text:p>3 520</text:p>
          </table:table-cell>
          <table:table-cell/>
          <table:table-cell office:value-type="float" office:value="4780661" calcext:value-type="float">
            <text:p>4 780 661</text:p>
          </table:table-cell>
          <table:table-cell office:value-type="float" office:value="29115" calcext:value-type="float">
            <text:p>29 115</text:p>
          </table:table-cell>
          <table:table-cell table:style-name="ce24" office:value-type="float" office:value="124" calcext:value-type="float">
            <text:p>124</text:p>
          </table:table-cell>
          <table:table-cell office:value-type="float" office:value="4813420" calcext:value-type="float">
            <text:p>4 813 420</text:p>
          </table:table-cell>
        </table:table-row>
        <table:table-row table:style-name="ro1">
          <table:table-cell office:value-type="string" calcext:value-type="string">
            <text:p>NativeAd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7732" calcext:value-type="float">
            <text:p>117 73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17953" calcext:value-type="float">
            <text:p>117 953</text:p>
          </table:table-cell>
        </table:table-row>
        <table:table-row table:style-name="ro1">
          <table:table-cell office:value-type="string" calcext:value-type="string">
            <text:p>PowerLinks(London)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2092374" calcext:value-type="float">
            <text:p>32 092 374</text:p>
          </table:table-cell>
          <table:table-cell office:value-type="float" office:value="115801" calcext:value-type="float">
            <text:p>115 80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2208326" calcext:value-type="float">
            <text:p>32 208 326</text:p>
          </table:table-cell>
        </table:table-row>
        <table:table-row table:style-name="ro1">
          <table:table-cell office:value-type="string" calcext:value-type="string">
            <text:p>PubNative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30159491" calcext:value-type="float">
            <text:p>30 159 491</text:p>
          </table:table-cell>
          <table:table-cell office:value-type="float" office:value="3586" calcext:value-type="float">
            <text:p>3 586</text:p>
          </table:table-cell>
          <table:table-cell/>
          <table:table-cell office:value-type="float" office:value="30163686" calcext:value-type="float">
            <text:p>30 163 686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82058" calcext:value-type="float">
            <text:p>82 058</text:p>
          </table:table-cell>
          <table:table-cell/>
          <table:table-cell office:value-type="float" office:value="787792" calcext:value-type="float">
            <text:p>787 792</text:p>
          </table:table-cell>
          <table:table-cell office:value-type="float" office:value="787633" calcext:value-type="float">
            <text:p>787 633</text:p>
          </table:table-cell>
          <table:table-cell table:style-name="ce24" office:value-type="float" office:value="311" calcext:value-type="float">
            <text:p>311</text:p>
          </table:table-cell>
          <table:table-cell office:value-type="float" office:value="1657794" calcext:value-type="float">
            <text:p>1 657 794</text:p>
          </table:table-cell>
        </table:table-row>
        <table:table-row table:style-name="ro1">
          <table:table-cell office:value-type="string" calcext:value-type="string">
            <text:p>RTS-Adknowledge</text:p>
          </table:table-cell>
          <table:table-cell table:style-name="ce11"/>
          <table:table-cell/>
          <table:table-cell office:value-type="float" office:value="1245839" calcext:value-type="float">
            <text:p>1 245 839</text:p>
          </table:table-cell>
          <table:table-cell office:value-type="float" office:value="41563" calcext:value-type="float">
            <text:p>41 563</text:p>
          </table:table-cell>
          <table:table-cell/>
          <table:table-cell office:value-type="float" office:value="1287402" calcext:value-type="float">
            <text:p>1 287 402</text:p>
          </table:table-cell>
        </table:table-row>
        <table:table-row table:style-name="ro1">
          <table:table-cell office:value-type="string" calcext:value-type="string">
            <text:p>RTS-Connatix</text:p>
          </table:table-cell>
          <table:table-cell office:value-type="float" office:value="1551" calcext:value-type="float">
            <text:p>1 5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29056" calcext:value-type="float">
            <text:p>4 129 056</text:p>
          </table:table-cell>
          <table:table-cell office:value-type="float" office:value="1737" calcext:value-type="float">
            <text:p>1 737</text:p>
          </table:table-cell>
          <table:table-cell table:style-name="ce24" office:value-type="float" office:value="24" calcext:value-type="float">
            <text:p>24</text:p>
          </table:table-cell>
          <table:table-cell office:value-type="float" office:value="4132368" calcext:value-type="float">
            <text:p>4 132 368</text:p>
          </table:table-cell>
        </table:table-row>
        <table:table-row table:style-name="ro1">
          <table:table-cell office:value-type="string" calcext:value-type="string">
            <text:p>ShareThrough</text:p>
          </table:table-cell>
          <table:table-cell table:style-name="ce11"/>
          <table:table-cell/>
          <table:table-cell office:value-type="float" office:value="95116117" calcext:value-type="float">
            <text:p>95 116 117</text:p>
          </table:table-cell>
          <table:table-cell table:style-name="Pivot_20_Table_20_Value"/>
          <table:table-cell/>
          <table:table-cell office:value-type="float" office:value="95116117" calcext:value-type="float">
            <text:p>95 116 117</text:p>
          </table:table-cell>
        </table:table-row>
        <table:table-row table:style-name="ro1">
          <table:table-cell office:value-type="string" calcext:value-type="string">
            <text:p>SmartyAd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61746" calcext:value-type="float">
            <text:p>861 746</text:p>
          </table:table-cell>
          <table:table-cell office:value-type="float" office:value="1332" calcext:value-type="float">
            <text:p>1 332</text:p>
          </table:table-cell>
          <table:table-cell/>
          <table:table-cell office:value-type="float" office:value="863174" calcext:value-type="float">
            <text:p>863 174</text:p>
          </table:table-cell>
        </table:table-row>
        <table:table-row table:style-name="ro1">
          <table:table-cell office:value-type="string" calcext:value-type="string">
            <text:p>TripleLift</text:p>
          </table:table-cell>
          <table:table-cell table:style-name="ce12"/>
          <table:table-cell table:style-name="ce18"/>
          <table:table-cell table:style-name="ce21" office:value-type="float" office:value="40054456" calcext:value-type="float">
            <text:p>40 054 456</text:p>
          </table:table-cell>
          <table:table-cell table:style-name="ce21" office:value-type="float" office:value="317724" calcext:value-type="float">
            <text:p>317 724</text:p>
          </table:table-cell>
          <table:table-cell table:style-name="ce25"/>
          <table:table-cell table:style-name="ce31" office:value-type="float" office:value="40372180" calcext:value-type="float">
            <text:p>40 372 180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423725" calcext:value-type="float">
            <text:p>423 7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6282415" calcext:value-type="float">
            <text:p>266 282 415</text:p>
          </table:table-cell>
          <table:table-cell table:style-name="ce19" office:value-type="float" office:value="6357960" calcext:value-type="float">
            <text:p>6 357 960</text:p>
          </table:table-cell>
          <table:table-cell table:style-name="ce26" office:value-type="float" office:value="818" calcext:value-type="float">
            <text:p>818</text:p>
          </table:table-cell>
          <table:table-cell table:style-name="ce32" office:value-type="float" office:value="273064918" calcext:value-type="float">
            <text:p>273 064 918</text:p>
          </table:table-cell>
        </table:table-row>
      </table:table>
      <table:table table:name="gi" table:style-name="ta1">
        <table:table-column table:style-name="co5" table:default-cell-style-name="Default"/>
        <table:table-column table:style-name="co5" table:number-columns-repeated="8" table:default-cell-style-name="ce35"/>
        <table:table-column table:style-name="co5" table:default-cell-style-name="ce37"/>
        <table:table-column table:style-name="co5" table:number-columns-repeated="8" table:default-cell-style-name="ce39"/>
        <table:table-column table:style-name="co5" table:number-columns-repeated="3" table:default-cell-style-name="ce37"/>
        <table:table-column table:style-name="co5" table:default-cell-style-name="ce39"/>
        <table:table-row table:style-name="ro1">
          <table:table-cell table:style-name="ce33" office:value-type="string" calcext:value-type="string">
            <text:p>ssp</text:p>
          </table:table-cell>
          <table:table-cell table:style-name="ce33" office:value-type="string" calcext:value-type="string">
            <text:p>available_imps</text:p>
          </table:table-cell>
          <table:table-cell table:style-name="ce33" office:value-type="string" calcext:value-type="string">
            <text:p>bids</text:p>
          </table:table-cell>
          <table:table-cell table:style-name="ce33" office:value-type="string" calcext:value-type="string">
            <text:p>imps</text:p>
          </table:table-cell>
          <table:table-cell table:style-name="ce33" office:value-type="string" calcext:value-type="string">
            <text:p>deliv_imps</text:p>
          </table:table-cell>
          <table:table-cell table:style-name="ce33" office:value-type="string" calcext:value-type="string">
            <text:p>unique_imps</text:p>
          </table:table-cell>
          <table:table-cell table:style-name="ce33" office:value-type="string" calcext:value-type="string">
            <text:p>clicks</text:p>
          </table:table-cell>
          <table:table-cell table:style-name="ce33" office:value-type="string" calcext:value-type="string">
            <text:p>prov_clicks</text:p>
          </table:table-cell>
          <table:table-cell table:style-name="ce33" office:value-type="string" calcext:value-type="string">
            <text:p>xclicks</text:p>
          </table:table-cell>
          <table:table-cell table:style-name="ce33" office:value-type="string" calcext:value-type="string">
            <text:p>ctr</text:p>
          </table:table-cell>
          <table:table-cell table:style-name="ce33" office:value-type="string" calcext:value-type="string">
            <text:p>cpm</text:p>
          </table:table-cell>
          <table:table-cell table:style-name="ce33" office:value-type="string" calcext:value-type="string">
            <text:p>cpc</text:p>
          </table:table-cell>
          <table:table-cell table:style-name="ce33" office:value-type="string" calcext:value-type="string">
            <text:p>budget</text:p>
          </table:table-cell>
          <table:table-cell table:style-name="ce33" office:value-type="string" calcext:value-type="string">
            <text:p>dsp_budget</text:p>
          </table:table-cell>
          <table:table-cell table:style-name="ce33" office:value-type="string" calcext:value-type="string">
            <text:p>media_cost</text:p>
          </table:table-cell>
          <table:table-cell table:style-name="ce33" office:value-type="string" calcext:value-type="string">
            <text:p>avg_cpm</text:p>
          </table:table-cell>
          <table:table-cell table:style-name="ce33" office:value-type="string" calcext:value-type="string">
            <text:p>avg_bid</text:p>
          </table:table-cell>
          <table:table-cell table:style-name="ce33" office:value-type="string" calcext:value-type="string">
            <text:p>p_clicks</text:p>
          </table:table-cell>
          <table:table-cell table:style-name="ce33" office:value-type="string" calcext:value-type="string">
            <text:p>overpred</text:p>
          </table:table-cell>
          <table:table-cell table:style-name="ce33" office:value-type="string" calcext:value-type="string">
            <text:p>b_rate</text:p>
          </table:table-cell>
          <table:table-cell table:style-name="ce33" office:value-type="string" calcext:value-type="string">
            <text:p>w_rate</text:p>
          </table:table-cell>
          <table:table-cell table:style-name="ce33" office:value-type="string" calcext:value-type="string">
            <text:p>ssp_due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84298614" calcext:value-type="float">
            <text:p>84 298 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.6639" calcext:value-type="float">
            <text:p>9,66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3" office:value-type="percentage" office:value="0" calcext:value-type="percentage">
            <text:p>0,000%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l</text:p>
          </table:table-cell>
          <table:table-cell office:value-type="float" office:value="35741718" calcext:value-type="float">
            <text:p>35 741 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8" office:value-type="float" office:value="0" calcext:value-type="float">
            <text:p>0,00</text:p>
          </table:table-cell>
          <table:table-cell table:number-columns-repeated="3" office:value-type="percentage" office:value="0" calcext:value-type="percentage">
            <text:p>0,000%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dn</text:p>
          </table:table-cell>
          <table:table-cell office:value-type="float" office:value="30465235" calcext:value-type="float">
            <text:p>30 465 235</text:p>
          </table:table-cell>
          <table:table-cell office:value-type="float" office:value="4418124" calcext:value-type="float">
            <text:p>4 418 124</text:p>
          </table:table-cell>
          <table:table-cell table:number-columns-repeated="2" office:value-type="float" office:value="277971" calcext:value-type="float">
            <text:p>277 971</text:p>
          </table:table-cell>
          <table:table-cell office:value-type="float" office:value="83211" calcext:value-type="float">
            <text:p>83 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.7605" calcext:value-type="float">
            <text:p>53,76</text:p>
          </table:table-cell>
          <table:table-cell office:value-type="float" office:value="0.4695" calcext:value-type="float">
            <text:p>0,47</text:p>
          </table:table-cell>
          <table:table-cell office:value-type="float" office:value="0.1906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145022" calcext:value-type="percentage">
            <text:p>14,502%</text:p>
          </table:table-cell>
          <table:table-cell office:value-type="percentage" office:value="0.062916" calcext:value-type="percentage">
            <text:p>6,292%</text:p>
          </table:table-cell>
          <table:table-cell office:value-type="float" office:value="53.7605" calcext:value-type="float">
            <text:p>53,7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9702685" calcext:value-type="float">
            <text:p>29 702 685</text:p>
          </table:table-cell>
          <table:table-cell office:value-type="float" office:value="103645" calcext:value-type="float">
            <text:p>103 64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418" calcext:value-type="float">
            <text:p>0,34</text:p>
          </table:table-cell>
          <table:table-cell office:value-type="float" office:value="0.5239" calcext:value-type="float">
            <text:p>0,52</text:p>
          </table:table-cell>
          <table:table-cell office:value-type="float" office:value="0.9258" calcext:value-type="float">
            <text:p>0,93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3489" calcext:value-type="percentage">
            <text:p>0,349%</text:p>
          </table:table-cell>
          <table:table-cell office:value-type="percentage" office:value="0.001582" calcext:value-type="percentage">
            <text:p>0,158%</text:p>
          </table:table-cell>
          <table:table-cell office:value-type="float" office:value="0.3418" calcext:value-type="float">
            <text:p>0,34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29158972" calcext:value-type="float">
            <text:p>29 158 972</text:p>
          </table:table-cell>
          <table:table-cell office:value-type="float" office:value="3586" calcext:value-type="float">
            <text:p>3 586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507" calcext:value-type="float">
            <text:p>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office:value-type="float" office:value="1.564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.0182" calcext:value-type="float">
            <text:p>1,02</text:p>
          </table:table-cell>
          <table:table-cell office:value-type="float" office:value="0.6618" calcext:value-type="float">
            <text:p>0,66</text:p>
          </table:table-cell>
          <table:table-cell office:value-type="float" office:value="2.1018" calcext:value-type="float">
            <text:p>2,10</text:p>
          </table:table-cell>
          <table:table-cell office:value-type="float" office:value="5.5678" calcext:value-type="float">
            <text:p>5,57</text:p>
          </table:table-cell>
          <table:table-cell office:value-type="float" office:value="4.5055" calcext:value-type="float">
            <text:p>4,51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0123" calcext:value-type="percentage">
            <text:p>0,012%</text:p>
          </table:table-cell>
          <table:table-cell office:value-type="percentage" office:value="0.181539" calcext:value-type="percentage">
            <text:p>18,154%</text:p>
          </table:table-cell>
          <table:table-cell office:value-type="float" office:value="0.6618" calcext:value-type="float">
            <text:p>0,66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20588136" calcext:value-type="float">
            <text:p>20 588 136</text:p>
          </table:table-cell>
          <table:table-cell office:value-type="float" office:value="197826" calcext:value-type="float">
            <text:p>197 826</text:p>
          </table:table-cell>
          <table:table-cell table:number-columns-repeated="2" office:value-type="float" office:value="38885" calcext:value-type="float">
            <text:p>38 885</text:p>
          </table:table-cell>
          <table:table-cell office:value-type="float" office:value="12496" calcext:value-type="float">
            <text:p>12 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.0371" calcext:value-type="float">
            <text:p>10,04</text:p>
          </table:table-cell>
          <table:table-cell office:value-type="float" office:value="3.4599" calcext:value-type="float">
            <text:p>3,46</text:p>
          </table:table-cell>
          <table:table-cell office:value-type="float" office:value="0.3403" calcext:value-type="float">
            <text:p>0,34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9609" calcext:value-type="percentage">
            <text:p>0,961%</text:p>
          </table:table-cell>
          <table:table-cell office:value-type="percentage" office:value="0.196562" calcext:value-type="percentage">
            <text:p>19,656%</text:p>
          </table:table-cell>
          <table:table-cell office:value-type="float" office:value="10.0371" calcext:value-type="float">
            <text:p>10,04</text:p>
          </table:table-cell>
        </table:table-row>
        <table:table-row table:style-name="ro1">
          <table:table-cell office:value-type="string" calcext:value-type="string">
            <text:p>msxs</text:p>
          </table:table-cell>
          <table:table-cell office:value-type="float" office:value="4253194" calcext:value-type="float">
            <text:p>4 253 194</text:p>
          </table:table-cell>
          <table:table-cell office:value-type="float" office:value="27946" calcext:value-type="float">
            <text:p>27 946</text:p>
          </table:table-cell>
          <table:table-cell table:number-columns-repeated="2" office:value-type="float" office:value="4322" calcext:value-type="float">
            <text:p>4 3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.7322" calcext:value-type="float">
            <text:p>10,73</text:p>
          </table:table-cell>
          <table:table-cell office:value-type="float" office:value="1.3812" calcext:value-type="float">
            <text:p>1,38</text:p>
          </table:table-cell>
          <table:table-cell office:value-type="float" office:value="2.2862" calcext:value-type="float">
            <text:p>2,29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6571" calcext:value-type="percentage">
            <text:p>0,657%</text:p>
          </table:table-cell>
          <table:table-cell office:value-type="percentage" office:value="0.154655" calcext:value-type="percentage">
            <text:p>15,466%</text:p>
          </table:table-cell>
          <table:table-cell office:value-type="float" office:value="10.7322" calcext:value-type="float">
            <text:p>10,73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3872085" calcext:value-type="float">
            <text:p>3 872 08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137" calcext:value-type="float">
            <text:p>0,01</text:p>
          </table:table-cell>
          <table:table-cell office:value-type="float" office:value="1.4" calcext:value-type="float">
            <text:p>1,40</text:p>
          </table:table-cell>
          <table:table-cell office:value-type="float" office:value="1.3592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0003" calcext:value-type="percentage">
            <text:p>0,000%</text:p>
          </table:table-cell>
          <table:table-cell office:value-type="percentage" office:value="0.833333" calcext:value-type="percentage">
            <text:p>83,333%</text:p>
          </table:table-cell>
          <table:table-cell office:value-type="float" office:value="0.0137" calcext:value-type="float">
            <text:p>0,01</text:p>
          </table:table-cell>
        </table:table-row>
        <table:table-row table:style-name="ro1">
          <table:table-cell office:value-type="string" calcext:value-type="string">
            <text:p>rvn</text:p>
          </table:table-cell>
          <table:table-cell office:value-type="float" office:value="1447076" calcext:value-type="float">
            <text:p>1 447 076</text:p>
          </table:table-cell>
          <table:table-cell office:value-type="float" office:value="738431" calcext:value-type="float">
            <text:p>738 431</text:p>
          </table:table-cell>
          <table:table-cell table:number-columns-repeated="2" office:value-type="float" office:value="82998" calcext:value-type="float">
            <text:p>82 998</text:p>
          </table:table-cell>
          <table:table-cell office:value-type="float" office:value="6939" calcext:value-type="float">
            <text:p>6 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8.8869" calcext:value-type="float">
            <text:p>18,89</text:p>
          </table:table-cell>
          <table:table-cell office:value-type="float" office:value="0" calcext:value-type="float">
            <text:p>0,00</text:p>
          </table:table-cell>
          <table:table-cell office:value-type="float" office:value="0.1517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510292" calcext:value-type="percentage">
            <text:p>51,029%</text:p>
          </table:table-cell>
          <table:table-cell office:value-type="percentage" office:value="0.112398" calcext:value-type="percentage">
            <text:p>11,240%</text:p>
          </table:table-cell>
          <table:table-cell office:value-type="float" office:value="18.8869" calcext:value-type="float">
            <text:p>18,89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808879" calcext:value-type="float">
            <text:p>808 879</text:p>
          </table:table-cell>
          <table:table-cell office:value-type="float" office:value="1294" calcext:value-type="float">
            <text:p>1 29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office:value-type="float" office:value="0.2271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48" calcext:value-type="float">
            <text:p>0,02</text:p>
          </table:table-cell>
          <table:table-cell office:value-type="float" office:value="0.2482" calcext:value-type="float">
            <text:p>0,25</text:p>
          </table:table-cell>
          <table:table-cell office:value-type="float" office:value="2.0137" calcext:value-type="float">
            <text:p>2,01</text:p>
          </table:table-cell>
          <table:table-cell office:value-type="float" office:value="3.7873" calcext:value-type="float">
            <text:p>3,79</text:p>
          </table:table-cell>
          <table:table-cell office:value-type="float" office:value="0.057" calcext:value-type="float">
            <text:p>0,06</text:p>
          </table:table-cell>
          <table:table-cell office:value-type="percentage" office:value="0" calcext:value-type="percentage">
            <text:p>0,000%</text:p>
          </table:table-cell>
          <table:table-cell office:value-type="percentage" office:value="0.0016" calcext:value-type="percentage">
            <text:p>0,160%</text:p>
          </table:table-cell>
          <table:table-cell office:value-type="percentage" office:value="0.084235" calcext:value-type="percentage">
            <text:p>8,424%</text:p>
          </table:table-cell>
          <table:table-cell office:value-type="float" office:value="0.2482" calcext:value-type="float">
            <text:p>0,25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73628" calcext:value-type="float">
            <text:p>73 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0%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.7481" calcext:value-type="float">
            <text:p>2,75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3" office:value-type="percentage" office:value="0" calcext:value-type="percentage">
            <text:p>0,000%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style-name="ce34" office:value-type="string" calcext:value-type="string">
            <text:p/>
          </table:table-cell>
          <table:table-cell table:style-name="ce36" office:value-type="float" office:value="240410222" calcext:value-type="float">
            <text:p>240 410 222</text:p>
          </table:table-cell>
          <table:table-cell table:style-name="ce36" office:value-type="float" office:value="5490864" calcext:value-type="float">
            <text:p>5 490 864</text:p>
          </table:table-cell>
          <table:table-cell table:number-columns-repeated="2" table:style-name="ce36" office:value-type="float" office:value="405110" calcext:value-type="float">
            <text:p>405 110</text:p>
          </table:table-cell>
          <table:table-cell table:style-name="ce36" office:value-type="float" office:value="101426" calcext:value-type="float">
            <text:p>101 426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8" office:value-type="percentage" office:value="0" calcext:value-type="percentage">
            <text:p>0,000%</text:p>
          </table:table-cell>
          <table:table-cell table:style-name="ce40" office:value-type="float" office:value="0.0025743875832395" calcext:value-type="float">
            <text:p>0,00</text:p>
          </table:table-cell>
          <table:table-cell table:style-name="ce40" office:value-type="float" office:value="0" calcext:value-type="float">
            <text:p>0,00</text:p>
          </table:table-cell>
          <table:table-cell table:number-columns-repeated="2" table:style-name="ce40" office:value-type="float" office:value="1.0429101538462" calcext:value-type="float">
            <text:p>1,04</text:p>
          </table:table-cell>
          <table:table-cell table:style-name="ce40" office:value-type="float" office:value="94.68217015923" calcext:value-type="float">
            <text:p>94,68</text:p>
          </table:table-cell>
          <table:table-cell table:style-name="ce40" office:value-type="float" office:value="4.1186470419467" calcext:value-type="float">
            <text:p>4,12</text:p>
          </table:table-cell>
          <table:table-cell table:style-name="ce40" office:value-type="float" office:value="0.21963332750045" calcext:value-type="float">
            <text:p>0,22</text:p>
          </table:table-cell>
          <table:table-cell table:style-name="ce40" office:value-type="float" office:value="4.5625223803973" calcext:value-type="float">
            <text:p>4,56</text:p>
          </table:table-cell>
          <table:table-cell table:style-name="ce38" office:value-type="percentage" office:value="0" calcext:value-type="percentage">
            <text:p>0,000%</text:p>
          </table:table-cell>
          <table:table-cell table:style-name="ce38" office:value-type="percentage" office:value="0.022839561289536" calcext:value-type="percentage">
            <text:p>2,284%</text:p>
          </table:table-cell>
          <table:table-cell table:style-name="ce38" office:value-type="percentage" office:value="0.073778917124882" calcext:value-type="percentage">
            <text:p>7,378%</text:p>
          </table:table-cell>
          <table:table-cell table:style-name="ce40" office:value-type="float" office:value="94.68217015923" calcext:value-type="float">
            <text:p>94,68</text:p>
          </table:table-cell>
        </table:table-row>
      </table:table>
      <table:table table:name="impala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coalesce(deflevelid, 22)</text:p>
          </table:table-cell>
          <table:table-cell office:value-type="string" calcext:value-type="string">
            <text:p>coalesce(if(locate('rts', serverchain) &gt; 0, 'rts', 'ntf'), 'ntf')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27946" calcext:value-type="float">
            <text:p>27 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46" calcext:value-type="float">
            <text:p>27 946</text:p>
          </table:table-cell>
          <table:table-cell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1551" calcext:value-type="float">
            <text:p>1 551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 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2" calcext:value-type="float">
            <text:p>1 552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 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9" calcext:value-type="float">
            <text:p>1 169</text:p>
          </table:table-cell>
          <table:table-cell/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284018" calcext:value-type="float">
            <text:p>4 284 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4018" calcext:value-type="float">
            <text:p>4 284 018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738431" calcext:value-type="float">
            <text:p>738 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431" calcext:value-type="float">
            <text:p>738 431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3457" calcext:value-type="float">
            <text:p>3 457</text:p>
          </table:table-cell>
          <table:table-cell office:value-type="float" office:value="0" calcext:value-type="float">
            <text:p>0</text:p>
          </table:table-cell>
          <table:table-cell office:value-type="float" office:value="3457" calcext:value-type="float">
            <text:p>3 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" calcext:value-type="float">
            <text:p>3 457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129056" calcext:value-type="float">
            <text:p>4 129 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9056" calcext:value-type="float">
            <text:p>4 129 056</text:p>
          </table:table-cell>
          <table:table-cell/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197826" calcext:value-type="float">
            <text:p>197 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26" calcext:value-type="float">
            <text:p>197 826</text:p>
          </table:table-cell>
          <table:table-cell/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043340" calcext:value-type="float">
            <text:p>1 043 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3340" calcext:value-type="float">
            <text:p>1 043 340</text:p>
          </table:table-cell>
          <table:table-cell/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 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" calcext:value-type="float">
            <text:p>1 737</text:p>
          </table:table-cell>
          <table:table-cell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4104" calcext:value-type="float">
            <text:p>44 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04" calcext:value-type="float">
            <text:p>44 104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2489359" calcext:value-type="float">
            <text:p>2 489 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359" calcext:value-type="float">
            <text:p>2 489 359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24891" calcext:value-type="float">
            <text:p>24 891</text:p>
          </table:table-cell>
          <table:table-cell office:value-type="float" office:value="0" calcext:value-type="float">
            <text:p>0</text:p>
          </table:table-cell>
          <table:table-cell office:value-type="float" office:value="24891" calcext:value-type="float">
            <text:p>24 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91" calcext:value-type="float">
            <text:p>24 891</text:p>
          </table:table-cell>
          <table:table-cell/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2790153" calcext:value-type="float">
            <text:p>2 790 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0153" calcext:value-type="float">
            <text:p>2 790 153</text:p>
          </table:table-cell>
          <table:table-cell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57486" calcext:value-type="float">
            <text:p>57 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486" calcext:value-type="float">
            <text:p>57 486</text:p>
          </table:table-cell>
          <table:table-cell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38863" calcext:value-type="float">
            <text:p>38 863</text:p>
          </table:table-cell>
          <table:table-cell office:value-type="float" office:value="0" calcext:value-type="float">
            <text:p>0</text:p>
          </table:table-cell>
          <table:table-cell office:value-type="float" office:value="38863" calcext:value-type="float">
            <text:p>38 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63" calcext:value-type="float">
            <text:p>38 863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 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9" calcext:value-type="float">
            <text:p>1 239</text:p>
          </table:table-cell>
          <table:table-cell/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560473" calcext:value-type="float">
            <text:p>560 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473" calcext:value-type="float">
            <text:p>560 473</text:p>
          </table:table-cell>
          <table:table-cell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4418124" calcext:value-type="float">
            <text:p>4 418 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8124" calcext:value-type="float">
            <text:p>4 418 124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79146" calcext:value-type="float">
            <text:p>79 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46" calcext:value-type="float">
            <text:p>79 146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3274464" calcext:value-type="float">
            <text:p>3 274 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4464" calcext:value-type="float">
            <text:p>3 274 464</text:p>
          </table:table-cell>
          <table:table-cell/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271973" calcext:value-type="float">
            <text:p>271 973</text:p>
          </table:table-cell>
          <table:table-cell office:value-type="float" office:value="0" calcext:value-type="float">
            <text:p>0</text:p>
          </table:table-cell>
          <table:table-cell office:value-type="float" office:value="271973" calcext:value-type="float">
            <text:p>271 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973" calcext:value-type="float">
            <text:p>271 973</text:p>
          </table:table-cell>
          <table:table-cell/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245839" calcext:value-type="float">
            <text:p>1 245 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5839" calcext:value-type="float">
            <text:p>1 245 839</text:p>
          </table:table-cell>
          <table:table-cell/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 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63" calcext:value-type="float">
            <text:p>41 563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9202" calcext:value-type="float">
            <text:p>49 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02" calcext:value-type="float">
            <text:p>49 202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TF</text:p>
          </table:table-cell>
          <table:table-cell office:value-type="float" office:value="0" calcext:value-type="float">
            <text:p>0</text:p>
          </table:table-cell>
          <table:table-cell office:value-type="float" office:value="103645" calcext:value-type="float">
            <text:p>103 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45" calcext:value-type="float">
            <text:p>103 645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438127" calcext:value-type="float">
            <text:p>438 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127" calcext:value-type="float">
            <text:p>438 127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81614" calcext:value-type="float">
            <text:p>81 614</text:p>
          </table:table-cell>
          <table:table-cell office:value-type="float" office:value="0" calcext:value-type="float">
            <text:p>0</text:p>
          </table:table-cell>
          <table:table-cell office:value-type="float" office:value="81614" calcext:value-type="float">
            <text:p>81 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14" calcext:value-type="float">
            <text:p>81 614</text:p>
          </table:table-cell>
          <table:table-cell/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568333" calcext:value-type="float">
            <text:p>568 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333" calcext:value-type="float">
            <text:p>568 333</text:p>
          </table:table-cell>
          <table:table-cell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2156" calcext:value-type="float">
            <text:p>12 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6" calcext:value-type="float">
            <text:p>12 156</text:p>
          </table:table-cell>
          <table:table-cell/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10837642" calcext:value-type="float">
            <text:p>10 837 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37642" calcext:value-type="float">
            <text:p>10 837 642</text:p>
          </table:table-cell>
          <table:table-cell/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317724" calcext:value-type="float">
            <text:p>317 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724" calcext:value-type="float">
            <text:p>317 724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 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4" calcext:value-type="float">
            <text:p>5 164</text:p>
          </table:table-cell>
          <table:table-cell/>
        </table:table-row>
        <table:table-row table:style-name="ro1">
          <table:table-cell table:number-columns-repeated="3"/>
          <table:table-cell table:formula="of:=SUM([.D2:.D51])" office:value-type="float" office:value="423109" calcext:value-type="float">
            <text:p>423 109</text:p>
          </table:table-cell>
          <table:table-cell table:formula="of:=SUM([.E2:.E51])" office:value-type="float" office:value="37757732" calcext:value-type="float">
            <text:p>37 757 732</text:p>
          </table:table-cell>
          <table:table-cell table:formula="of:=SUM([.F2:.F51])" office:value-type="float" office:value="423926" calcext:value-type="float">
            <text:p>423 926</text:p>
          </table:table-cell>
          <table:table-cell table:number-columns-repeated="2"/>
          <table:table-cell table:formula="of:=SUM([.I2:.I51])" office:value-type="float" office:value="38181660" calcext:value-type="float">
            <text:p>38 181 660</text:p>
          </table:table-cell>
          <table:table-cell table:formula="of:=[.E52]+[.F52]" office:value-type="float" office:value="38181658" calcext:value-type="float">
            <text:p>38181658</text:p>
          </table:table-cell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mpala-total" table:style-name="ta1">
        <table:table-column table:style-name="co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593232" calcext:value-type="float">
            <text:p>593 23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427937" calcext:value-type="float">
            <text:p>8 427 937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4132370" calcext:value-type="float">
            <text:p>4 132 37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568353" calcext:value-type="float">
            <text:p>568 35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44325" calcext:value-type="float">
            <text:p>44 32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949148" calcext:value-type="float">
            <text:p>949 14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605311" calcext:value-type="float">
            <text:p>2 605 31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6689" calcext:value-type="float">
            <text:p>236 689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1043340" calcext:value-type="float">
            <text:p>1 043 34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58852" calcext:value-type="float">
            <text:p>58 85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4601742" calcext:value-type="float">
            <text:p>4 601 7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1287402" calcext:value-type="float">
            <text:p>1 287 40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10837642" calcext:value-type="float">
            <text:p>10 837 64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795317" calcext:value-type="float">
            <text:p>2 795 317</text:p>
          </table:table-cell>
        </table:table-row>
        <table:table-row table:style-name="ro1">
          <table:table-cell/>
          <table:table-cell table:formula="of:=SUM([.B2:.B15])" office:value-type="float" office:value="38181660" calcext:value-type="float">
            <text:p>38 181 660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mpala-total-null" table:style-name="ta1">
        <table:table-column table:style-name="co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593232" calcext:value-type="float">
            <text:p>593 23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427937" calcext:value-type="float">
            <text:p>8 427 937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4132370" calcext:value-type="float">
            <text:p>4 132 37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568353" calcext:value-type="float">
            <text:p>568 35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44325" calcext:value-type="float">
            <text:p>44 32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949148" calcext:value-type="float">
            <text:p>949 14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605311" calcext:value-type="float">
            <text:p>2 605 31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6689" calcext:value-type="float">
            <text:p>236 689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1043340" calcext:value-type="float">
            <text:p>1 043 34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58852" calcext:value-type="float">
            <text:p>58 85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1287402" calcext:value-type="float">
            <text:p>1 287 40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10837642" calcext:value-type="float">
            <text:p>10 837 64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795317" calcext:value-type="float">
            <text:p>2 795 317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4601742" calcext:value-type="float">
            <text:p>4 601 742</text:p>
          </table:table-cell>
        </table:table-row>
        <table:table-row table:style-name="ro1">
          <table:table-cell/>
          <table:table-cell table:formula="of:=SUM([.B2:.B15])" office:value-type="float" office:value="38181660" calcext:value-type="float">
            <text:p>38 181 660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-t-a-n2" table:style-name="ta1"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593232" calcext:value-type="float">
            <text:p>593232</text:p>
          </table:table-cell>
          <table:table-cell office:value-type="float" office:value="3520" calcext:value-type="float">
            <text:p>3520</text:p>
          </table:table-cell>
          <table:table-cell office:value-type="float" office:value="589588" calcext:value-type="float">
            <text:p>589588</text:p>
          </table:table-cell>
          <table:table-cell office:value-type="float" office:value="3644" calcext:value-type="float">
            <text:p>36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+[.E2]" office:value-type="float" office:value="593232" calcext:value-type="float">
            <text:p>593232</text:p>
          </table:table-cell>
          <table:table-cell table:formula="of:=[.H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427937" calcext:value-type="float">
            <text:p>8427937</text:p>
          </table:table-cell>
          <table:table-cell office:value-type="float" office:value="296864" calcext:value-type="float">
            <text:p>296864</text:p>
          </table:table-cell>
          <table:table-cell office:value-type="float" office:value="8130715" calcext:value-type="float">
            <text:p>8130715</text:p>
          </table:table-cell>
          <table:table-cell office:value-type="float" office:value="297222" calcext:value-type="float">
            <text:p>297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+[.E3]" office:value-type="float" office:value="8427937" calcext:value-type="float">
            <text:p>8427937</text:p>
          </table:table-cell>
          <table:table-cell table:formula="of:=[.H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4132370" calcext:value-type="float">
            <text:p>4132370</text:p>
          </table:table-cell>
          <table:table-cell office:value-type="float" office:value="1552" calcext:value-type="float">
            <text:p>1552</text:p>
          </table:table-cell>
          <table:table-cell office:value-type="float" office:value="4130793" calcext:value-type="float">
            <text:p>41307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+[.E4]" office:value-type="float" office:value="4132368" calcext:value-type="float">
            <text:p>4132368</text:p>
          </table:table-cell>
          <table:table-cell table:formula="of:=[.H4]-[.B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568353" calcext:value-type="float">
            <text:p>568353</text:p>
          </table:table-cell>
          <table:table-cell office:value-type="float" office:value="8" calcext:value-type="float">
            <text:p>8</text:p>
          </table:table-cell>
          <table:table-cell office:value-type="float" office:value="568345" calcext:value-type="float">
            <text:p>5683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+[.E5]" office:value-type="float" office:value="568353" calcext:value-type="float">
            <text:p>568353</text:p>
          </table:table-cell>
          <table:table-cell table:formula="of:=[.H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44325" calcext:value-type="float">
            <text:p>44325</text:p>
          </table:table-cell>
          <table:table-cell office:value-type="float" office:value="5" calcext:value-type="float">
            <text:p>5</text:p>
          </table:table-cell>
          <table:table-cell office:value-type="float" office:value="44320" calcext:value-type="float">
            <text:p>443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+[.E6]" office:value-type="float" office:value="44325" calcext:value-type="float">
            <text:p>44325</text:p>
          </table:table-cell>
          <table:table-cell table:formula="of:=[.H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949148" calcext:value-type="float">
            <text:p>949148</text:p>
          </table:table-cell>
          <table:table-cell office:value-type="float" office:value="82058" calcext:value-type="float">
            <text:p>82058</text:p>
          </table:table-cell>
          <table:table-cell office:value-type="float" office:value="866779" calcext:value-type="float">
            <text:p>866779</text:p>
          </table:table-cell>
          <table:table-cell office:value-type="float" office:value="82369" calcext:value-type="float">
            <text:p>823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+[.E7]" office:value-type="float" office:value="949148" calcext:value-type="float">
            <text:p>949148</text:p>
          </table:table-cell>
          <table:table-cell table:formula="of:=[.H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605311" calcext:value-type="float">
            <text:p>2605311</text:p>
          </table:table-cell>
          <table:table-cell office:value-type="float" office:value="150" calcext:value-type="float">
            <text:p>150</text:p>
          </table:table-cell>
          <table:table-cell office:value-type="float" office:value="2605160" calcext:value-type="float">
            <text:p>260516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+[.E8]" office:value-type="float" office:value="2605311" calcext:value-type="float">
            <text:p>2605311</text:p>
          </table:table-cell>
          <table:table-cell table:formula="of:=[.H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1043340" calcext:value-type="float">
            <text:p>1043340</text:p>
          </table:table-cell>
          <table:table-cell office:value-type="float" office:value="0" calcext:value-type="float">
            <text:p>0</text:p>
          </table:table-cell>
          <table:table-cell office:value-type="float" office:value="1043340" calcext:value-type="float">
            <text:p>10433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]+[.E9]" office:value-type="float" office:value="1043340" calcext:value-type="float">
            <text:p>1043340</text:p>
          </table:table-cell>
          <table:table-cell table:formula="of:=[.H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6689" calcext:value-type="float">
            <text:p>236689</text:p>
          </table:table-cell>
          <table:table-cell office:value-type="float" office:value="38863" calcext:value-type="float">
            <text:p>38863</text:p>
          </table:table-cell>
          <table:table-cell office:value-type="float" office:value="197826" calcext:value-type="float">
            <text:p>197826</text:p>
          </table:table-cell>
          <table:table-cell office:value-type="float" office:value="38863" calcext:value-type="float">
            <text:p>388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+[.E10]" office:value-type="float" office:value="236689" calcext:value-type="float">
            <text:p>236689</text:p>
          </table:table-cell>
          <table:table-cell table:formula="of:=[.H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58852" calcext:value-type="float">
            <text:p>58852</text:p>
          </table:table-cell>
          <table:table-cell office:value-type="float" office:value="89" calcext:value-type="float">
            <text:p>89</text:p>
          </table:table-cell>
          <table:table-cell office:value-type="float" office:value="58763" calcext:value-type="float">
            <text:p>5876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+[.E11]" office:value-type="float" office:value="58852" calcext:value-type="float">
            <text:p>58852</text:p>
          </table:table-cell>
          <table:table-cell table:formula="of:=[.H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1287402" calcext:value-type="float">
            <text:p>1287402</text:p>
          </table:table-cell>
          <table:table-cell office:value-type="float" office:value="0" calcext:value-type="float">
            <text:p>0</text:p>
          </table:table-cell>
          <table:table-cell office:value-type="float" office:value="1287402" calcext:value-type="float">
            <text:p>12874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]+[.E12]" office:value-type="float" office:value="1287402" calcext:value-type="float">
            <text:p>1287402</text:p>
          </table:table-cell>
          <table:table-cell table:formula="of:=[.H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4601742" calcext:value-type="float">
            <text:p>4601742</text:p>
          </table:table-cell>
          <table:table-cell office:value-type="float" office:value="0" calcext:value-type="float">
            <text:p>0</text:p>
          </table:table-cell>
          <table:table-cell office:value-type="float" office:value="4601742" calcext:value-type="float">
            <text:p>46017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3]+[.E13]" office:value-type="float" office:value="4601742" calcext:value-type="float">
            <text:p>4601742</text:p>
          </table:table-cell>
          <table:table-cell table:formula="of:=[.H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10837642" calcext:value-type="float">
            <text:p>10837642</text:p>
          </table:table-cell>
          <table:table-cell office:value-type="float" office:value="0" calcext:value-type="float">
            <text:p>0</text:p>
          </table:table-cell>
          <table:table-cell office:value-type="float" office:value="10837642" calcext:value-type="float">
            <text:p>108376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4]+[.E14]" office:value-type="float" office:value="10837642" calcext:value-type="float">
            <text:p>10837642</text:p>
          </table:table-cell>
          <table:table-cell table:formula="of:=[.H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795317" calcext:value-type="float">
            <text:p>2795317</text:p>
          </table:table-cell>
          <table:table-cell office:value-type="float" office:value="0" calcext:value-type="float">
            <text:p>0</text:p>
          </table:table-cell>
          <table:table-cell office:value-type="float" office:value="2795317" calcext:value-type="float">
            <text:p>27953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5]+[.E15]" office:value-type="float" office:value="2795317" calcext:value-type="float">
            <text:p>2795317</text:p>
          </table:table-cell>
          <table:table-cell table:formula="of:=[.H15]-[.B1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H2:.H15])" office:value-type="float" office:value="38181658" calcext:value-type="float">
            <text:p>38181658</text:p>
          </table:table-cell>
          <table:table-cell/>
        </table:table-row>
      </table:table>
      <table:table table:name="publisher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tex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</text:p>
          </table:table-cell>
          <table:table-cell office:value-type="float" office:value="558079" calcext:value-type="float">
            <text:p>558079</text:p>
          </table:table-cell>
          <table:table-cell office:value-type="string" calcext:value-type="string">
            <text:p>Ads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558355" calcext:value-type="float">
            <text:p>558355</text:p>
          </table:table-cell>
          <table:table-cell office:value-type="string" calcext:value-type="string">
            <text:p>GumG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</text:p>
          </table:table-cell>
          <table:table-cell office:value-type="float" office:value="558356" calcext:value-type="float">
            <text:p>558356</text:p>
          </table:table-cell>
          <table:table-cell office:value-type="string" calcext:value-type="string">
            <text:p>TripleL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558357" calcext:value-type="float">
            <text:p>558357</text:p>
          </table:table-cell>
          <table:table-cell office:value-type="string" calcext:value-type="string">
            <text:p>ShareThr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558358" calcext:value-type="float">
            <text:p>558358</text:p>
          </table:table-cell>
          <table:table-cell office:value-type="string" calcext:value-type="string">
            <text:p>Distro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558359" calcext:value-type="float">
            <text:p>558359</text:p>
          </table:table-cell>
          <table:table-cell office:value-type="string" calcext:value-type="string">
            <text:p>Smarty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558360" calcext:value-type="float">
            <text:p>558360</text:p>
          </table:table-cell>
          <table:table-cell office:value-type="string" calcext:value-type="string">
            <text:p>PowerLinks(Lond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8361" calcext:value-type="float">
            <text:p>558361</text:p>
          </table:table-cell>
          <table:table-cell office:value-type="string" calcext:value-type="string">
            <text:p>RTS-bidtel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558362" calcext:value-type="float">
            <text:p>558362</text:p>
          </table:table-cell>
          <table:table-cell office:value-type="string" calcext:value-type="string">
            <text:p>Pub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558530" calcext:value-type="float">
            <text:p>558530</text:p>
          </table:table-cell>
          <table:table-cell office:value-type="string" calcext:value-type="string">
            <text:p>Nativ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s</text:p>
          </table:table-cell>
          <table:table-cell office:value-type="float" office:value="558602" calcext:value-type="float">
            <text:p>558602</text:p>
          </table:table-cell>
          <table:table-cell office:value-type="string" calcext:value-type="string">
            <text:p>My6S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</text:p>
          </table:table-cell>
          <table:table-cell office:value-type="float" office:value="558620" calcext:value-type="float">
            <text:p>558620</text:p>
          </table:table-cell>
          <table:table-cell office:value-type="string" calcext:value-type="string">
            <text:p>Reven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9955" calcext:value-type="float">
            <text:p>559955</text:p>
          </table:table-cell>
          <table:table-cell office:value-type="string" calcext:value-type="string">
            <text:p>GumGumNativ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8753" calcext:value-type="float">
            <text:p>558753</text:p>
          </table:table-cell>
          <table:table-cell office:value-type="string" calcext:value-type="string">
            <text:p>RTS-Connati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9921" calcext:value-type="float">
            <text:p>559921</text:p>
          </table:table-cell>
          <table:table-cell office:value-type="string" calcext:value-type="string">
            <text:p>RTS-AdYouLik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9922" calcext:value-type="float">
            <text:p>559922</text:p>
          </table:table-cell>
          <table:table-cell office:value-type="string" calcext:value-type="string">
            <text:p>RTS-Adknowledge</text:p>
          </table:table-cell>
          <table:table-cell table:number-columns-repeated="2"/>
        </table:table-row>
      </table:table>
      <table:table table:name="Sheet9" table:style-name="ta1">
        <table:table-column table:style-name="co5" table:number-columns-repeated="4" table:default-cell-style-name="Default"/>
        <table:table-column table:style-name="co5" table:default-cell-style-name="ce1"/>
        <table:table-column table:style-name="co5" table:default-cell-style-name="ce43"/>
        <table:table-column table:style-name="co5" table:number-columns-repeated="2" table:default-cell-style-name="Default"/>
        <table:table-column table:style-name="co5" table:default-cell-style-name="ce43"/>
        <table:table-column table:style-name="co5" table:number-columns-repeated="2" table:default-cell-style-name="Default"/>
        <table:table-column table:style-name="co5" table:default-cell-style-name="ce43"/>
        <table:table-column table:style-name="co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Sum - value</text:p>
          </table:table-cell>
          <table:table-cell table:style-name="ce7" office:value-type="string" calcext:value-type="string">
            <text:p>Won bids</text:p>
          </table:table-cell>
          <table:table-cell table:style-name="ce41"/>
          <table:table-cell table:style-name="ce44"/>
          <table:table-cell table:style-name="ce14" office:value-type="string" calcext:value-type="string">
            <text:p>Passback</text:p>
          </table:table-cell>
          <table:table-cell table:style-name="ce14"/>
          <table:table-cell table:style-name="Default"/>
          <table:table-cell table:style-name="ce44" office:value-type="string" calcext:value-type="string">
            <text:p>Offered bids</text:p>
          </table:table-cell>
          <table:table-cell table:style-name="ce44" table:number-columns-repeated="2"/>
          <table:table-cell table:style-name="ce27"/>
        </table:table-row>
        <table:table-row table:style-name="ro1">
          <table:table-cell table:number-columns-repeated="2"/>
          <table:table-cell table:style-name="ce3" office:value-type="string" calcext:value-type="string">
            <text:p>name</text:p>
          </table:table-cell>
          <table:table-cell table:style-name="ce8" office:value-type="float" office:value="8" calcext:value-type="float">
            <text:p>8</text:p>
          </table:table-cell>
          <table:table-cell table:style-name="ce42" office:value-type="string" calcext:value-type="string">
            <text:p>RTS</text:p>
          </table:table-cell>
          <table:table-cell table:style-name="ce45"/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RTS</text:p>
          </table:table-cell>
          <table:table-cell table:style-name="ce45"/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TS</text:p>
          </table:table-cell>
          <table:table-cell table:style-name="ce45"/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AdsNative</text:p>
          </table:table-cell>
          <table:table-cell table:style-name="ce9" office:value-type="float" office:value="296864" calcext:value-type="float">
            <text:p>296 864</text:p>
          </table:table-cell>
          <table:table-cell table:formula="of:=[.D6]-IFERROR(INDIRECT(CONCATENATE(&quot;D&quot;;[.B6]));0)" office:value-type="float" office:value="18893" calcext:value-type="float">
            <text:p>18 893</text:p>
          </table:table-cell>
          <table:table-cell table:formula="of:=IFERROR([.E6]/[.D6];&quot;&quot;)" office:value-type="percentage" office:value="0.0636419370486149" calcext:value-type="percentage">
            <text:p>6,36%</text:p>
          </table:table-cell>
          <table:table-cell table:style-name="ce20" office:value-type="float" office:value="29317858" calcext:value-type="float">
            <text:p>29 317 858</text:p>
          </table:table-cell>
          <table:table-cell table:style-name="ce20" table:formula="of:=[.M6]-IFERROR(INDIRECT(CONCATENATE(&quot;B&quot;;[.B6]));0)" office:value-type="float" office:value="4006096" calcext:value-type="float">
            <text:p>4 006 096</text:p>
          </table:table-cell>
          <table:table-cell table:style-name="ce47" table:formula="of:=IFERROR([.H6]/[.G6];&quot;&quot;)" office:value-type="percentage" office:value="0.136643543331167" calcext:value-type="percentage">
            <text:p>13,66%</text:p>
          </table:table-cell>
          <table:table-cell table:style-name="ce20" office:value-type="float" office:value="4856251" calcext:value-type="float">
            <text:p>4 856 251</text:p>
          </table:table-cell>
          <table:table-cell table:style-name="ce20" table:formula="of:=[.J6]-IFERROR(INDIRECT(CONCATENATE(&quot;C&quot;;[.B6]));0)" office:value-type="float" office:value="438127" calcext:value-type="float">
            <text:p>438 127</text:p>
          </table:table-cell>
          <table:table-cell table:style-name="ce50" table:formula="of:=IFERROR([.K6]/[.J6];&quot;&quot;)" office:value-type="percentage" office:value="0.0902191834812492" calcext:value-type="percentage">
            <text:p>9,02%</text:p>
          </table:table-cell>
          <table:table-cell table:style-name="ce29" office:value-type="float" office:value="34471331" calcext:value-type="float">
            <text:p>34 471 3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DistroScale</text:p>
          </table:table-cell>
          <table:table-cell table:style-name="ce10" office:value-type="float" office:value="8" calcext:value-type="float">
            <text:p>8</text:p>
          </table:table-cell>
          <table:table-cell table:formula="of:=[.D7]-IFERROR(INDIRECT(CONCATENATE(&quot;D&quot;;[.B7]));0)" office:value-type="float" office:value="-2" calcext:value-type="float">
            <text:p>-2</text:p>
          </table:table-cell>
          <table:table-cell table:formula="of:=IFERROR([.E7]/[.D7];&quot;&quot;)" office:value-type="percentage" office:value="-0.25" calcext:value-type="percentage">
            <text:p>-25,00%</text:p>
          </table:table-cell>
          <table:table-cell table:style-name="ce17" office:value-type="float" office:value="4441635" calcext:value-type="float">
            <text:p>4 441 635</text:p>
          </table:table-cell>
          <table:table-cell table:style-name="ce20" table:formula="of:=[.M7]-IFERROR(INDIRECT(CONCATENATE(&quot;B&quot;;[.B7]));0)" office:value-type="float" office:value="569570" calcext:value-type="float">
            <text:p>569 570</text:p>
          </table:table-cell>
          <table:table-cell table:style-name="ce47" table:formula="of:=IFERROR([.H7]/[.G7];&quot;&quot;)" office:value-type="percentage" office:value="0.12823431011328" calcext:value-type="percentage">
            <text:p>12,82%</text:p>
          </table:table-cell>
          <table:table-cell table:style-name="ce17" office:value-type="float" office:value="12" calcext:value-type="float">
            <text:p>12</text:p>
          </table:table-cell>
          <table:table-cell table:style-name="ce20" table:formula="of:=[.J7]-IFERROR(INDIRECT(CONCATENATE(&quot;C&quot;;[.B7]));0)" office:value-type="float" office:value="0" calcext:value-type="float">
            <text:p>0</text:p>
          </table:table-cell>
          <table:table-cell table:style-name="ce50" table:formula="of:=IFERROR([.K7]/[.J7];&quot;&quot;)" office:value-type="percentage" office:value="0" calcext:value-type="percentage">
            <text:p>0,00%</text:p>
          </table:table-cell>
          <table:table-cell table:style-name="ce30" office:value-type="float" office:value="4441655" calcext:value-type="float">
            <text:p>4 441 6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GumGum</text:p>
          </table:table-cell>
          <table:table-cell table:style-name="ce10" office:value-type="float" office:value="38864" calcext:value-type="float">
            <text:p>38 864</text:p>
          </table:table-cell>
          <table:table-cell table:formula="of:=[.D8]-IFERROR(INDIRECT(CONCATENATE(&quot;D&quot;;[.B8]));0)" office:value-type="float" office:value="-21" calcext:value-type="float">
            <text:p>-21</text:p>
          </table:table-cell>
          <table:table-cell table:formula="of:=IFERROR([.E8]/[.D8];&quot;&quot;)" office:value-type="percentage" office:value="-0.000540345821325648" calcext:value-type="percentage">
            <text:p>-0,05%</text:p>
          </table:table-cell>
          <table:table-cell table:style-name="ce17" office:value-type="float" office:value="20387505" calcext:value-type="float">
            <text:p>20 387 505</text:p>
          </table:table-cell>
          <table:table-cell table:style-name="ce20" table:formula="of:=[.M8]-IFERROR(INDIRECT(CONCATENATE(&quot;B&quot;;[.B8]));0)" office:value-type="float" office:value="36059" calcext:value-type="float">
            <text:p>36 059</text:p>
          </table:table-cell>
          <table:table-cell table:style-name="ce47" table:formula="of:=IFERROR([.H8]/[.G8];&quot;&quot;)" office:value-type="percentage" office:value="0.00176868135654657" calcext:value-type="percentage">
            <text:p>0,18%</text:p>
          </table:table-cell>
          <table:table-cell table:style-name="ce17" office:value-type="float" office:value="197826" calcext:value-type="float">
            <text:p>197 826</text:p>
          </table:table-cell>
          <table:table-cell table:style-name="ce20" table:formula="of:=[.J8]-IFERROR(INDIRECT(CONCATENATE(&quot;C&quot;;[.B8]));0)" office:value-type="float" office:value="0" calcext:value-type="float">
            <text:p>0</text:p>
          </table:table-cell>
          <table:table-cell table:style-name="ce50" table:formula="of:=IFERROR([.K8]/[.J8];&quot;&quot;)" office:value-type="percentage" office:value="0" calcext:value-type="percentage">
            <text:p>0,00%</text:p>
          </table:table-cell>
          <table:table-cell table:style-name="ce30" office:value-type="float" office:value="20624195" calcext:value-type="float">
            <text:p>20 624 195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GumGumNative</text:p>
          </table:table-cell>
          <table:table-cell table:style-name="ce11"/>
          <table:table-cell table:formula="of:=[.D9]-IFERROR(INDIRECT(CONCATENATE(&quot;D&quot;;[.B9]));0)" office:value-type="float" office:value="0" calcext:value-type="float">
            <text:p>0</text:p>
          </table:table-cell>
          <table:table-cell table:formula="of:=IFERROR([.E9]/[.D9];&quot;&quot;)">
            <text:p/>
          </table:table-cell>
          <table:table-cell table:style-name="ce17" office:value-type="float" office:value="2790153" calcext:value-type="float">
            <text:p>2 790 153</text:p>
          </table:table-cell>
          <table:table-cell table:style-name="ce20" table:formula="of:=[.M9]-IFERROR(INDIRECT(CONCATENATE(&quot;B&quot;;[.B9]));0)" office:value-type="float" office:value="2795317" calcext:value-type="float">
            <text:p>2 795 317</text:p>
          </table:table-cell>
          <table:table-cell table:style-name="ce47" table:formula="of:=IFERROR([.H9]/[.G9];&quot;&quot;)" office:value-type="percentage" office:value="1.00185079456216" calcext:value-type="percentage">
            <text:p>100,19%</text:p>
          </table:table-cell>
          <table:table-cell table:style-name="ce17" office:value-type="float" office:value="5164" calcext:value-type="float">
            <text:p>5 164</text:p>
          </table:table-cell>
          <table:table-cell table:style-name="ce20" table:formula="of:=[.J9]-IFERROR(INDIRECT(CONCATENATE(&quot;C&quot;;[.B9]));0)" office:value-type="float" office:value="5164" calcext:value-type="float">
            <text:p>5 164</text:p>
          </table:table-cell>
          <table:table-cell table:style-name="ce50" table:formula="of:=IFERROR([.K9]/[.J9];&quot;&quot;)" office:value-type="percentage" office:value="1" calcext:value-type="percentage">
            <text:p>100,00%</text:p>
          </table:table-cell>
          <table:table-cell table:style-name="ce30" office:value-type="float" office:value="2795317" calcext:value-type="float">
            <text:p>2 795 31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My6Sense</text:p>
          </table:table-cell>
          <table:table-cell table:style-name="ce10" office:value-type="float" office:value="3520" calcext:value-type="float">
            <text:p>3 520</text:p>
          </table:table-cell>
          <table:table-cell table:formula="of:=[.D10]-IFERROR(INDIRECT(CONCATENATE(&quot;D&quot;;[.B10]));0)" office:value-type="float" office:value="-802" calcext:value-type="float">
            <text:p>-802</text:p>
          </table:table-cell>
          <table:table-cell table:formula="of:=IFERROR([.E10]/[.D10];&quot;&quot;)" office:value-type="percentage" office:value="-0.227840909090909" calcext:value-type="percentage">
            <text:p>-22,78%</text:p>
          </table:table-cell>
          <table:table-cell table:style-name="ce17" office:value-type="float" office:value="4780661" calcext:value-type="float">
            <text:p>4 780 661</text:p>
          </table:table-cell>
          <table:table-cell table:style-name="ce20" table:formula="of:=[.M10]-IFERROR(INDIRECT(CONCATENATE(&quot;B&quot;;[.B10]));0)" office:value-type="float" office:value="560226" calcext:value-type="float">
            <text:p>560 226</text:p>
          </table:table-cell>
          <table:table-cell table:style-name="ce47" table:formula="of:=IFERROR([.H10]/[.G10];&quot;&quot;)" office:value-type="percentage" office:value="0.117185887056204" calcext:value-type="percentage">
            <text:p>11,72%</text:p>
          </table:table-cell>
          <table:table-cell table:style-name="ce17" office:value-type="float" office:value="29115" calcext:value-type="float">
            <text:p>29 115</text:p>
          </table:table-cell>
          <table:table-cell table:style-name="ce20" table:formula="of:=[.J10]-IFERROR(INDIRECT(CONCATENATE(&quot;C&quot;;[.B10]));0)" office:value-type="float" office:value="1169" calcext:value-type="float">
            <text:p>1 169</text:p>
          </table:table-cell>
          <table:table-cell table:style-name="ce50" table:formula="of:=IFERROR([.K10]/[.J10];&quot;&quot;)" office:value-type="percentage" office:value="0.0401511248497338" calcext:value-type="percentage">
            <text:p>4,02%</text:p>
          </table:table-cell>
          <table:table-cell table:style-name="ce30" office:value-type="float" office:value="4813420" calcext:value-type="float">
            <text:p>4 813 4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ativeAds</text:p>
          </table:table-cell>
          <table:table-cell table:style-name="ce10" office:value-type="float" office:value="5" calcext:value-type="float">
            <text:p>5</text:p>
          </table:table-cell>
          <table:table-cell table:formula="of:=[.D11]-IFERROR(INDIRECT(CONCATENATE(&quot;D&quot;;[.B11]));0)" office:value-type="float" office:value="5" calcext:value-type="float">
            <text:p>5</text:p>
          </table:table-cell>
          <table:table-cell table:formula="of:=IFERROR([.E11]/[.D11];&quot;&quot;)" office:value-type="percentage" office:value="1" calcext:value-type="percentage">
            <text:p>100,00%</text:p>
          </table:table-cell>
          <table:table-cell table:style-name="ce17" office:value-type="float" office:value="117732" calcext:value-type="float">
            <text:p>117 732</text:p>
          </table:table-cell>
          <table:table-cell table:style-name="ce20" table:formula="of:=[.M11]-IFERROR(INDIRECT(CONCATENATE(&quot;B&quot;;[.B11]));0)" office:value-type="float" office:value="44325" calcext:value-type="float">
            <text:p>44 325</text:p>
          </table:table-cell>
          <table:table-cell table:style-name="ce47" table:formula="of:=IFERROR([.H11]/[.G11];&quot;&quot;)" office:value-type="percentage" office:value="0.376490673733564" calcext:value-type="percentage">
            <text:p>37,65%</text:p>
          </table:table-cell>
          <table:table-cell table:style-name="ce17" office:value-type="float" office:value="216" calcext:value-type="float">
            <text:p>216</text:p>
          </table:table-cell>
          <table:table-cell table:style-name="ce20" table:formula="of:=[.J11]-IFERROR(INDIRECT(CONCATENATE(&quot;C&quot;;[.B11]));0)" office:value-type="float" office:value="216" calcext:value-type="float">
            <text:p>216</text:p>
          </table:table-cell>
          <table:table-cell table:style-name="ce50" table:formula="of:=IFERROR([.K11]/[.J11];&quot;&quot;)" office:value-type="percentage" office:value="1" calcext:value-type="percentage">
            <text:p>100,00%</text:p>
          </table:table-cell>
          <table:table-cell table:style-name="ce30" office:value-type="float" office:value="117953" calcext:value-type="float">
            <text:p>117 95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rLinks(London)</text:p>
          </table:table-cell>
          <table:table-cell table:style-name="ce10" office:value-type="float" office:value="150" calcext:value-type="float">
            <text:p>150</text:p>
          </table:table-cell>
          <table:table-cell table:formula="of:=[.D12]-IFERROR(INDIRECT(CONCATENATE(&quot;D&quot;;[.B12]));0)" office:value-type="float" office:value="-14" calcext:value-type="float">
            <text:p>-14</text:p>
          </table:table-cell>
          <table:table-cell table:formula="of:=IFERROR([.E12]/[.D12];&quot;&quot;)" office:value-type="percentage" office:value="-0.0933333333333333" calcext:value-type="percentage">
            <text:p>-9,33%</text:p>
          </table:table-cell>
          <table:table-cell table:style-name="ce17" office:value-type="float" office:value="32092374" calcext:value-type="float">
            <text:p>32 092 374</text:p>
          </table:table-cell>
          <table:table-cell table:style-name="ce20" table:formula="of:=[.M12]-IFERROR(INDIRECT(CONCATENATE(&quot;B&quot;;[.B12]));0)" office:value-type="float" office:value="2505641" calcext:value-type="float">
            <text:p>2 505 641</text:p>
          </table:table-cell>
          <table:table-cell table:style-name="ce47" table:formula="of:=IFERROR([.H12]/[.G12];&quot;&quot;)" office:value-type="percentage" office:value="0.0780759005239064" calcext:value-type="percentage">
            <text:p>7,81%</text:p>
          </table:table-cell>
          <table:table-cell table:style-name="ce17" office:value-type="float" office:value="115801" calcext:value-type="float">
            <text:p>115 801</text:p>
          </table:table-cell>
          <table:table-cell table:style-name="ce20" table:formula="of:=[.J12]-IFERROR(INDIRECT(CONCATENATE(&quot;C&quot;;[.B12]));0)" office:value-type="float" office:value="12156" calcext:value-type="float">
            <text:p>12 156</text:p>
          </table:table-cell>
          <table:table-cell table:style-name="ce50" table:formula="of:=IFERROR([.K12]/[.J12];&quot;&quot;)" office:value-type="percentage" office:value="0.104973186760045" calcext:value-type="percentage">
            <text:p>10,50%</text:p>
          </table:table-cell>
          <table:table-cell table:style-name="ce30" office:value-type="float" office:value="32208326" calcext:value-type="float">
            <text:p>32 208 32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PubNative</text:p>
          </table:table-cell>
          <table:table-cell table:style-name="ce10" office:value-type="float" office:value="609" calcext:value-type="float">
            <text:p>609</text:p>
          </table:table-cell>
          <table:table-cell table:formula="of:=[.D13]-IFERROR(INDIRECT(CONCATENATE(&quot;D&quot;;[.B13]));0)" office:value-type="float" office:value="-42" calcext:value-type="float">
            <text:p>-42</text:p>
          </table:table-cell>
          <table:table-cell table:formula="of:=IFERROR([.E13]/[.D13];&quot;&quot;)" office:value-type="percentage" office:value="-0.0689655172413793" calcext:value-type="percentage">
            <text:p>-6,90%</text:p>
          </table:table-cell>
          <table:table-cell table:style-name="ce17" office:value-type="float" office:value="30159491" calcext:value-type="float">
            <text:p>30 159 491</text:p>
          </table:table-cell>
          <table:table-cell table:style-name="ce20" table:formula="of:=[.M13]-IFERROR(INDIRECT(CONCATENATE(&quot;B&quot;;[.B13]));0)" office:value-type="float" office:value="1004714" calcext:value-type="float">
            <text:p>1 004 714</text:p>
          </table:table-cell>
          <table:table-cell table:style-name="ce47" table:formula="of:=IFERROR([.H13]/[.G13];&quot;&quot;)" office:value-type="percentage" office:value="0.0333133606266764" calcext:value-type="percentage">
            <text:p>3,33%</text:p>
          </table:table-cell>
          <table:table-cell table:style-name="ce17" office:value-type="float" office:value="3586" calcext:value-type="float">
            <text:p>3 586</text:p>
          </table:table-cell>
          <table:table-cell table:style-name="ce20" table:formula="of:=[.J13]-IFERROR(INDIRECT(CONCATENATE(&quot;C&quot;;[.B13]));0)" office:value-type="float" office:value="0" calcext:value-type="float">
            <text:p>0</text:p>
          </table:table-cell>
          <table:table-cell table:style-name="ce50" table:formula="of:=IFERROR([.K13]/[.J13];&quot;&quot;)" office:value-type="percentage" office:value="0" calcext:value-type="percentage">
            <text:p>0,00%</text:p>
          </table:table-cell>
          <table:table-cell table:style-name="ce30" office:value-type="float" office:value="30163686" calcext:value-type="float">
            <text:p>30 163 68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Revenue</text:p>
          </table:table-cell>
          <table:table-cell table:style-name="ce10" office:value-type="float" office:value="82058" calcext:value-type="float">
            <text:p>82 058</text:p>
          </table:table-cell>
          <table:table-cell table:formula="of:=[.D14]-IFERROR(INDIRECT(CONCATENATE(&quot;D&quot;;[.B14]));0)" office:value-type="float" office:value="-940" calcext:value-type="float">
            <text:p>-940</text:p>
          </table:table-cell>
          <table:table-cell table:formula="of:=IFERROR([.E14]/[.D14];&quot;&quot;)" office:value-type="percentage" office:value="-0.0114553120963221" calcext:value-type="percentage">
            <text:p>-1,15%</text:p>
          </table:table-cell>
          <table:table-cell table:style-name="ce17" office:value-type="float" office:value="787792" calcext:value-type="float">
            <text:p>787 792</text:p>
          </table:table-cell>
          <table:table-cell table:style-name="ce20" table:formula="of:=[.M14]-IFERROR(INDIRECT(CONCATENATE(&quot;B&quot;;[.B14]));0)" office:value-type="float" office:value="210718" calcext:value-type="float">
            <text:p>210 718</text:p>
          </table:table-cell>
          <table:table-cell table:style-name="ce47" table:formula="of:=IFERROR([.H14]/[.G14];&quot;&quot;)" office:value-type="percentage" office:value="0.267479233097061" calcext:value-type="percentage">
            <text:p>26,75%</text:p>
          </table:table-cell>
          <table:table-cell table:style-name="ce17" office:value-type="float" office:value="787633" calcext:value-type="float">
            <text:p>787 633</text:p>
          </table:table-cell>
          <table:table-cell table:style-name="ce20" table:formula="of:=[.J14]-IFERROR(INDIRECT(CONCATENATE(&quot;C&quot;;[.B14]));0)" office:value-type="float" office:value="49202" calcext:value-type="float">
            <text:p>49 202</text:p>
          </table:table-cell>
          <table:table-cell table:style-name="ce50" table:formula="of:=IFERROR([.K14]/[.J14];&quot;&quot;)" office:value-type="percentage" office:value="0.0624681799772229" calcext:value-type="percentage">
            <text:p>6,25%</text:p>
          </table:table-cell>
          <table:table-cell table:style-name="ce30" office:value-type="float" office:value="1657794" calcext:value-type="float">
            <text:p>1 657 79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TS-Adknowledge</text:p>
          </table:table-cell>
          <table:table-cell table:style-name="ce11"/>
          <table:table-cell table:formula="of:=[.D15]-IFERROR(INDIRECT(CONCATENATE(&quot;D&quot;;[.B15]));0)" office:value-type="float" office:value="0" calcext:value-type="float">
            <text:p>0</text:p>
          </table:table-cell>
          <table:table-cell table:formula="of:=IFERROR([.E15]/[.D15];&quot;&quot;)">
            <text:p/>
          </table:table-cell>
          <table:table-cell table:style-name="ce17" office:value-type="float" office:value="1245839" calcext:value-type="float">
            <text:p>1 245 839</text:p>
          </table:table-cell>
          <table:table-cell table:style-name="ce20" table:formula="of:=[.M15]-IFERROR(INDIRECT(CONCATENATE(&quot;B&quot;;[.B15]));0)" office:value-type="float" office:value="1287402" calcext:value-type="float">
            <text:p>1 287 402</text:p>
          </table:table-cell>
          <table:table-cell table:style-name="ce47" table:formula="of:=IFERROR([.H15]/[.G15];&quot;&quot;)" office:value-type="percentage" office:value="1.03336145360677" calcext:value-type="percentage">
            <text:p>103,34%</text:p>
          </table:table-cell>
          <table:table-cell table:style-name="ce17" office:value-type="float" office:value="41563" calcext:value-type="float">
            <text:p>41 563</text:p>
          </table:table-cell>
          <table:table-cell table:style-name="ce20" table:formula="of:=[.J15]-IFERROR(INDIRECT(CONCATENATE(&quot;C&quot;;[.B15]));0)" office:value-type="float" office:value="41563" calcext:value-type="float">
            <text:p>41 563</text:p>
          </table:table-cell>
          <table:table-cell table:style-name="ce50" table:formula="of:=IFERROR([.K15]/[.J15];&quot;&quot;)" office:value-type="percentage" office:value="1" calcext:value-type="percentage">
            <text:p>100,00%</text:p>
          </table:table-cell>
          <table:table-cell table:style-name="ce30" office:value-type="float" office:value="1287402" calcext:value-type="float">
            <text:p>1 287 402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TS-Connatix</text:p>
          </table:table-cell>
          <table:table-cell table:style-name="ce10" office:value-type="float" office:value="1551" calcext:value-type="float">
            <text:p>1 551</text:p>
          </table:table-cell>
          <table:table-cell table:formula="of:=[.D16]-IFERROR(INDIRECT(CONCATENATE(&quot;D&quot;;[.B16]));0)" office:value-type="float" office:value="1551" calcext:value-type="float">
            <text:p>1 551</text:p>
          </table:table-cell>
          <table:table-cell table:formula="of:=IFERROR([.E16]/[.D16];&quot;&quot;)" office:value-type="percentage" office:value="1" calcext:value-type="percentage">
            <text:p>100,00%</text:p>
          </table:table-cell>
          <table:table-cell table:style-name="ce17" office:value-type="float" office:value="4129056" calcext:value-type="float">
            <text:p>4 129 056</text:p>
          </table:table-cell>
          <table:table-cell table:style-name="ce20" table:formula="of:=[.M16]-IFERROR(INDIRECT(CONCATENATE(&quot;B&quot;;[.B16]));0)" office:value-type="float" office:value="4132368" calcext:value-type="float">
            <text:p>4 132 368</text:p>
          </table:table-cell>
          <table:table-cell table:style-name="ce47" table:formula="of:=IFERROR([.H16]/[.G16];&quot;&quot;)" office:value-type="percentage" office:value="1.00080212038781" calcext:value-type="percentage">
            <text:p>100,08%</text:p>
          </table:table-cell>
          <table:table-cell table:style-name="ce17" office:value-type="float" office:value="1737" calcext:value-type="float">
            <text:p>1 737</text:p>
          </table:table-cell>
          <table:table-cell table:style-name="ce20" table:formula="of:=[.J16]-IFERROR(INDIRECT(CONCATENATE(&quot;C&quot;;[.B16]));0)" office:value-type="float" office:value="1737" calcext:value-type="float">
            <text:p>1 737</text:p>
          </table:table-cell>
          <table:table-cell table:style-name="ce50" table:formula="of:=IFERROR([.K16]/[.J16];&quot;&quot;)" office:value-type="percentage" office:value="1" calcext:value-type="percentage">
            <text:p>100,00%</text:p>
          </table:table-cell>
          <table:table-cell table:style-name="ce30" office:value-type="float" office:value="4132368" calcext:value-type="float">
            <text:p>4 132 36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hareThrough</text:p>
          </table:table-cell>
          <table:table-cell table:style-name="ce11"/>
          <table:table-cell table:formula="of:=[.D17]-IFERROR(INDIRECT(CONCATENATE(&quot;D&quot;;[.B17]));0)" office:value-type="float" office:value="0" calcext:value-type="float">
            <text:p>0</text:p>
          </table:table-cell>
          <table:table-cell table:formula="of:=IFERROR([.E17]/[.D17];&quot;&quot;)">
            <text:p/>
          </table:table-cell>
          <table:table-cell table:style-name="ce17" office:value-type="float" office:value="95116117" calcext:value-type="float">
            <text:p>95 116 117</text:p>
          </table:table-cell>
          <table:table-cell table:style-name="ce20" table:formula="of:=[.M17]-IFERROR(INDIRECT(CONCATENATE(&quot;B&quot;;[.B17]));0)" office:value-type="float" office:value="95116117" calcext:value-type="float">
            <text:p>95 116 117</text:p>
          </table:table-cell>
          <table:table-cell table:style-name="ce47" table:formula="of:=IFERROR([.H17]/[.G17];&quot;&quot;)" office:value-type="percentage" office:value="1" calcext:value-type="percentage">
            <text:p>100,00%</text:p>
          </table:table-cell>
          <table:table-cell table:style-name="Pivot_20_Table_20_Value"/>
          <table:table-cell table:style-name="ce20" table:formula="of:=[.J17]-IFERROR(INDIRECT(CONCATENATE(&quot;C&quot;;[.B17]));0)" office:value-type="float" office:value="0" calcext:value-type="float">
            <text:p>0</text:p>
          </table:table-cell>
          <table:table-cell table:style-name="ce50" table:formula="of:=IFERROR([.K17]/[.J17];&quot;&quot;)">
            <text:p/>
          </table:table-cell>
          <table:table-cell table:style-name="ce30" office:value-type="float" office:value="95116117" calcext:value-type="float">
            <text:p>95 116 11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SmartyAds</text:p>
          </table:table-cell>
          <table:table-cell table:style-name="ce10" office:value-type="float" office:value="96" calcext:value-type="float">
            <text:p>96</text:p>
          </table:table-cell>
          <table:table-cell table:formula="of:=[.D18]-IFERROR(INDIRECT(CONCATENATE(&quot;D&quot;;[.B18]));0)" office:value-type="float" office:value="-13" calcext:value-type="float">
            <text:p>-13</text:p>
          </table:table-cell>
          <table:table-cell table:formula="of:=IFERROR([.E18]/[.D18];&quot;&quot;)" office:value-type="percentage" office:value="-0.135416666666667" calcext:value-type="percentage">
            <text:p>-13,54%</text:p>
          </table:table-cell>
          <table:table-cell table:style-name="ce17" office:value-type="float" office:value="861746" calcext:value-type="float">
            <text:p>861 746</text:p>
          </table:table-cell>
          <table:table-cell table:style-name="ce20" table:formula="of:=[.M18]-IFERROR(INDIRECT(CONCATENATE(&quot;B&quot;;[.B18]));0)" office:value-type="float" office:value="54295" calcext:value-type="float">
            <text:p>54 295</text:p>
          </table:table-cell>
          <table:table-cell table:style-name="ce47" table:formula="of:=IFERROR([.H18]/[.G18];&quot;&quot;)" office:value-type="percentage" office:value="0.0630058044945959" calcext:value-type="percentage">
            <text:p>6,30%</text:p>
          </table:table-cell>
          <table:table-cell table:style-name="ce17" office:value-type="float" office:value="1332" calcext:value-type="float">
            <text:p>1 332</text:p>
          </table:table-cell>
          <table:table-cell table:style-name="ce20" table:formula="of:=[.J18]-IFERROR(INDIRECT(CONCATENATE(&quot;C&quot;;[.B18]));0)" office:value-type="float" office:value="38" calcext:value-type="float">
            <text:p>38</text:p>
          </table:table-cell>
          <table:table-cell table:style-name="ce50" table:formula="of:=IFERROR([.K18]/[.J18];&quot;&quot;)" office:value-type="percentage" office:value="0.0285285285285285" calcext:value-type="percentage">
            <text:p>2,85%</text:p>
          </table:table-cell>
          <table:table-cell table:style-name="ce30" office:value-type="float" office:value="863174" calcext:value-type="float">
            <text:p>863 17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TripleLift</text:p>
          </table:table-cell>
          <table:table-cell table:style-name="ce12"/>
          <table:table-cell table:formula="of:=[.D19]-IFERROR(INDIRECT(CONCATENATE(&quot;D&quot;;[.B19]));0)" office:value-type="float" office:value="0" calcext:value-type="float">
            <text:p>0</text:p>
          </table:table-cell>
          <table:table-cell table:formula="of:=IFERROR([.E19]/[.D19];&quot;&quot;)">
            <text:p/>
          </table:table-cell>
          <table:table-cell table:style-name="ce21" office:value-type="float" office:value="40054456" calcext:value-type="float">
            <text:p>40 054 456</text:p>
          </table:table-cell>
          <table:table-cell table:style-name="ce20" table:formula="of:=[.M19]-IFERROR(INDIRECT(CONCATENATE(&quot;B&quot;;[.B19]));0)" office:value-type="float" office:value="40372180" calcext:value-type="float">
            <text:p>40 372 180</text:p>
          </table:table-cell>
          <table:table-cell table:style-name="ce47" table:formula="of:=IFERROR([.H19]/[.G19];&quot;&quot;)" office:value-type="percentage" office:value="1.00793230096547" calcext:value-type="percentage">
            <text:p>100,79%</text:p>
          </table:table-cell>
          <table:table-cell table:style-name="ce21" office:value-type="float" office:value="317724" calcext:value-type="float">
            <text:p>317 724</text:p>
          </table:table-cell>
          <table:table-cell table:style-name="ce20" table:formula="of:=[.J19]-IFERROR(INDIRECT(CONCATENATE(&quot;C&quot;;[.B19]));0)" office:value-type="float" office:value="317724" calcext:value-type="float">
            <text:p>317 724</text:p>
          </table:table-cell>
          <table:table-cell table:style-name="ce50" table:formula="of:=IFERROR([.K19]/[.J19];&quot;&quot;)" office:value-type="percentage" office:value="1" calcext:value-type="percentage">
            <text:p>100,00%</text:p>
          </table:table-cell>
          <table:table-cell table:style-name="ce31" office:value-type="float" office:value="40372180" calcext:value-type="float">
            <text:p>40 372 18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otal Result</text:p>
          </table:table-cell>
          <table:table-cell table:style-name="ce13" office:value-type="float" office:value="423725" calcext:value-type="float">
            <text:p>423 725</text:p>
          </table:table-cell>
          <table:table-cell table:style-name="ce19"/>
          <table:table-cell table:style-name="ce46"/>
          <table:table-cell table:style-name="ce19" office:value-type="float" office:value="266282415" calcext:value-type="float">
            <text:p>266 282 415</text:p>
          </table:table-cell>
          <table:table-cell table:style-name="ce19"/>
          <table:table-cell table:style-name="ce46"/>
          <table:table-cell table:style-name="ce19" office:value-type="float" office:value="6357960" calcext:value-type="float">
            <text:p>6 357 960</text:p>
          </table:table-cell>
          <table:table-cell table:style-name="ce19"/>
          <table:table-cell table:style-name="ce51"/>
          <table:table-cell table:style-name="ce32" office:value-type="float" office:value="273064918" calcext:value-type="float">
            <text:p>273 064 91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3" office:value-type="string" calcext:value-type="string">
            <text:p>ssp</text:p>
          </table:table-cell>
          <table:table-cell table:style-name="ce33" office:value-type="string" calcext:value-type="string">
            <text:p>available_imps</text:p>
          </table:table-cell>
          <table:table-cell table:style-name="ce33" office:value-type="string" calcext:value-type="string">
            <text:p>bids</text:p>
          </table:table-cell>
          <table:table-cell table:style-name="ce33" office:value-type="string" calcext:value-type="string">
            <text:p>imps</text:p>
          </table:table-cell>
          <table:table-cell table:number-columns-repeated="3"/>
          <table:table-cell table:style-name="ce33"/>
          <table:table-cell table:style-name="ce48"/>
          <table:table-cell table:number-columns-repeated="4"/>
        </table:table-row>
        <table:table-row table:style-name="ro1">
          <table:table-cell office:value-type="string" calcext:value-type="string">
            <text:p>stx</text:p>
          </table:table-cell>
          <table:table-cell table:style-name="ce35" office:value-type="float" office:value="84298614" calcext:value-type="float">
            <text:p>84 298 61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tpl</text:p>
          </table:table-cell>
          <table:table-cell table:style-name="ce35" office:value-type="float" office:value="35741718" calcext:value-type="float">
            <text:p>35 741 71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adn</text:p>
          </table:table-cell>
          <table:table-cell table:style-name="ce35" office:value-type="float" office:value="30465235" calcext:value-type="float">
            <text:p>30 465 235</text:p>
          </table:table-cell>
          <table:table-cell table:style-name="ce35" office:value-type="float" office:value="4418124" calcext:value-type="float">
            <text:p>4 418 124</text:p>
          </table:table-cell>
          <table:table-cell table:style-name="ce35" office:value-type="float" office:value="277971" calcext:value-type="float">
            <text:p>277 971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pl</text:p>
          </table:table-cell>
          <table:table-cell table:style-name="ce35" office:value-type="float" office:value="29702685" calcext:value-type="float">
            <text:p>29 702 685</text:p>
          </table:table-cell>
          <table:table-cell table:style-name="ce35" office:value-type="float" office:value="103645" calcext:value-type="float">
            <text:p>103 645</text:p>
          </table:table-cell>
          <table:table-cell table:style-name="ce35" office:value-type="float" office:value="164" calcext:value-type="float">
            <text:p>164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pn</text:p>
          </table:table-cell>
          <table:table-cell table:style-name="ce35" office:value-type="float" office:value="29158972" calcext:value-type="float">
            <text:p>29 158 972</text:p>
          </table:table-cell>
          <table:table-cell table:style-name="ce35" office:value-type="float" office:value="3586" calcext:value-type="float">
            <text:p>3 586</text:p>
          </table:table-cell>
          <table:table-cell table:style-name="ce35" office:value-type="float" office:value="651" calcext:value-type="float">
            <text:p>651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gg</text:p>
          </table:table-cell>
          <table:table-cell table:style-name="ce35" office:value-type="float" office:value="20588136" calcext:value-type="float">
            <text:p>20 588 136</text:p>
          </table:table-cell>
          <table:table-cell table:style-name="ce35" office:value-type="float" office:value="197826" calcext:value-type="float">
            <text:p>197 826</text:p>
          </table:table-cell>
          <table:table-cell table:style-name="ce35" office:value-type="float" office:value="38885" calcext:value-type="float">
            <text:p>38 885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msxs</text:p>
          </table:table-cell>
          <table:table-cell table:style-name="ce35" office:value-type="float" office:value="4253194" calcext:value-type="float">
            <text:p>4 253 194</text:p>
          </table:table-cell>
          <table:table-cell table:style-name="ce35" office:value-type="float" office:value="27946" calcext:value-type="float">
            <text:p>27 946</text:p>
          </table:table-cell>
          <table:table-cell table:style-name="ce35" office:value-type="float" office:value="4322" calcext:value-type="float">
            <text:p>4 322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ds</text:p>
          </table:table-cell>
          <table:table-cell table:style-name="ce35" office:value-type="float" office:value="3872085" calcext:value-type="float">
            <text:p>3 872 08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rvn</text:p>
          </table:table-cell>
          <table:table-cell table:style-name="ce35" office:value-type="float" office:value="1447076" calcext:value-type="float">
            <text:p>1 447 076</text:p>
          </table:table-cell>
          <table:table-cell table:style-name="ce35" office:value-type="float" office:value="738431" calcext:value-type="float">
            <text:p>738 431</text:p>
          </table:table-cell>
          <table:table-cell table:style-name="ce35" office:value-type="float" office:value="82998" calcext:value-type="float">
            <text:p>82 998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sma</text:p>
          </table:table-cell>
          <table:table-cell table:style-name="ce35" office:value-type="float" office:value="808879" calcext:value-type="float">
            <text:p>808 879</text:p>
          </table:table-cell>
          <table:table-cell table:style-name="ce35" office:value-type="float" office:value="1294" calcext:value-type="float">
            <text:p>1 294</text:p>
          </table:table-cell>
          <table:table-cell table:style-name="ce35" office:value-type="float" office:value="109" calcext:value-type="float">
            <text:p>109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nad</text:p>
          </table:table-cell>
          <table:table-cell table:style-name="ce35" office:value-type="float" office:value="73628" calcext:value-type="float">
            <text:p>73 62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/>
          <table:table-cell table:style-name="ce35"/>
          <table:table-cell table:style-name="ce49"/>
          <table:table-cell table:number-columns-repeated="4"/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-pilot-tables>
        <table:data-pilot-table table:name="DataPilot1" table:application-data="" table:target-range-address="'Pivot Table_vertica_1'.A1:'Pivot Table_vertica_1'.G19" table:buttons="'Pivot Table_vertica_1'.A1 'Pivot Table_vertica_1'.A4 'Pivot Table_vertica_1'.B3">
          <table:source-cell-range table:cell-range-address="vertica.A1:vertica.F44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dsNative" table:display="true" table:show-details="true"/>
                <table:data-pilot-member table:name="DistroScale" table:display="true" table:show-details="true"/>
                <table:data-pilot-member table:name="GumGum" table:display="true" table:show-details="true"/>
                <table:data-pilot-member table:name="GumGumNative" table:display="true" table:show-details="true"/>
                <table:data-pilot-member table:name="My6Sense" table:display="true" table:show-details="true"/>
                <table:data-pilot-member table:name="NativeAds" table:display="true" table:show-details="true"/>
                <table:data-pilot-member table:name="PowerLinks(London)" table:display="true" table:show-details="true"/>
                <table:data-pilot-member table:name="PubNative" table:display="true" table:show-details="true"/>
                <table:data-pilot-member table:name="Revenue" table:display="true" table:show-details="true"/>
                <table:data-pilot-member table:name="RTS-Adknowledge" table:display="true" table:show-details="true"/>
                <table:data-pilot-member table:name="RTS-Connatix" table:display="true" table:show-details="true"/>
                <table:data-pilot-member table:name="ShareThrough" table:display="true" table:show-details="true"/>
                <table:data-pilot-member table:name="SmartyAds" table:display="true" table:show-details="true"/>
                <table:data-pilot-member table:name="TripleL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24" table:display="true" table:show-details="true"/>
                <table:data-pilot-member table:name="96" table:display="true" table:show-details="true"/>
                <table:data-pilot-member table:name="124" table:display="true" table:show-details="true"/>
                <table:data-pilot-member table:name="150" table:display="true" table:show-details="true"/>
                <table:data-pilot-member table:name="216" table:display="true" table:show-details="true"/>
                <table:data-pilot-member table:name="311" table:display="true" table:show-details="true"/>
                <table:data-pilot-member table:name="358" table:display="true" table:show-details="true"/>
                <table:data-pilot-member table:name="609" table:display="true" table:show-details="true"/>
                <table:data-pilot-member table:name="1 332" table:display="true" table:show-details="true"/>
                <table:data-pilot-member table:name="1 551" table:display="true" table:show-details="true"/>
                <table:data-pilot-member table:name="1 737" table:display="true" table:show-details="true"/>
                <table:data-pilot-member table:name="3 520" table:display="true" table:show-details="true"/>
                <table:data-pilot-member table:name="3 586" table:display="true" table:show-details="true"/>
                <table:data-pilot-member table:name="5 164" table:display="true" table:show-details="true"/>
                <table:data-pilot-member table:name="29 115" table:display="true" table:show-details="true"/>
                <table:data-pilot-member table:name="38 864" table:display="true" table:show-details="true"/>
                <table:data-pilot-member table:name="41 563" table:display="true" table:show-details="true"/>
                <table:data-pilot-member table:name="82 058" table:display="true" table:show-details="true"/>
                <table:data-pilot-member table:name="115 801" table:display="true" table:show-details="true"/>
                <table:data-pilot-member table:name="117 732" table:display="true" table:show-details="true"/>
                <table:data-pilot-member table:name="197 826" table:display="true" table:show-details="true"/>
                <table:data-pilot-member table:name="296 864" table:display="true" table:show-details="true"/>
                <table:data-pilot-member table:name="317 724" table:display="true" table:show-details="true"/>
                <table:data-pilot-member table:name="787 633" table:display="true" table:show-details="true"/>
                <table:data-pilot-member table:name="787 792" table:display="true" table:show-details="true"/>
                <table:data-pilot-member table:name="861 746" table:display="true" table:show-details="true"/>
                <table:data-pilot-member table:name="1 245 839" table:display="true" table:show-details="true"/>
                <table:data-pilot-member table:name="2 790 153" table:display="true" table:show-details="true"/>
                <table:data-pilot-member table:name="4 129 056" table:display="true" table:show-details="true"/>
                <table:data-pilot-member table:name="4 441 635" table:display="true" table:show-details="true"/>
                <table:data-pilot-member table:name="4 780 661" table:display="true" table:show-details="true"/>
                <table:data-pilot-member table:name="4 856 251" table:display="true" table:show-details="true"/>
                <table:data-pilot-member table:name="20 387 505" table:display="true" table:show-details="true"/>
                <table:data-pilot-member table:name="29 317 858" table:display="true" table:show-details="true"/>
                <table:data-pilot-member table:name="30 159 491" table:display="true" table:show-details="true"/>
                <table:data-pilot-member table:name="32 092 374" table:display="true" table:show-details="true"/>
                <table:data-pilot-member table:name="40 054 456" table:display="true" table:show-details="true"/>
                <table:data-pilot-member table:name="95 116 1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/>
    </number:dat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20:35:35.60348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22:17:36.331728242</dc:date>
    <dc:creator>pmoukhataev </dc:creator>
    <meta:generator>LibreOffice/4.2.8.2$Linux_X86_64 LibreOffice_project/420m0$Build-2</meta:generator>
    <meta:editing-duration>PT1H4M26S</meta:editing-duration>
    <meta:editing-cycles>5</meta:editing-cycles>
    <meta:document-statistic meta:table-count="9" meta:cell-count="1569" meta:object-count="0"/>
  </office:meta>
</office:document-meta>
</file>